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left="0in" fo:margin-right="0in" fo:margin-top="0in" fo:margin-bottom="0.0799in" loext:contextual-spacing="false" fo:line-height="100%" fo:text-indent="0in" style:auto-text-indent="false">
        <style:tab-stops>
          <style:tab-stop style:position="6.5673in" style:type="right"/>
        </style:tab-stops>
      </style:paragraph-properties>
    </style:style>
    <style:style style:name="P4"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style>
    <style:style style:name="P5" style:family="paragraph" style:parent-style-name="Standard">
      <style:paragraph-properties fo:margin-left="0in" fo:margin-right="-0.0626in" fo:margin-top="0in" fo:margin-bottom="0.0799in" loext:contextual-spacing="false" fo:line-height="130%" fo:text-align="center" style:justify-single-word="false" fo:text-indent="0.6126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0in" fo:margin-right="-0.0626in" fo:margin-top="0in" fo:margin-bottom="0.0799in" loext:contextual-spacing="false" fo:line-height="130%" fo:text-indent="0.6126in"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in" fo:margin-right="-0.0626in" fo:margin-top="0in" fo:margin-bottom="0.0799in" loext:contextual-spacing="false" fo:line-height="130%" fo:text-align="center" style:justify-single-word="false" fo:text-indent="0.6126in"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in" fo:margin-right="-0.0626in" fo:margin-top="0in" fo:margin-bottom="0.0799in" loext:contextual-spacing="false" fo:line-height="130%" fo:text-indent="0.6126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11"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12" style:family="paragraph" style:parent-style-name="Standard">
      <style:paragraph-properties fo:margin-left="0in" fo:margin-right="-0.0626in" fo:margin-top="0in" fo:margin-bottom="0.0799in" loext:contextual-spacing="false" fo:line-height="130%" fo:text-indent="0.6126in" style:auto-text-indent="false"/>
      <style:text-properties style:font-name="Times New Roman" style:font-name-asian="Times New Roman1" style:font-name-complex="Times New Roman1"/>
    </style:style>
    <style:style style:name="P13"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style:font-name-asian="Times New Roman1" style:font-name-complex="Times New Roman1"/>
    </style:style>
    <style:style style:name="P14" style:family="paragraph" style:parent-style-name="Standard">
      <style:paragraph-properties fo:margin-left="0in" fo:margin-right="-0.0626in" fo:margin-top="0in" fo:margin-bottom="0.0799in" loext:contextual-spacing="false" fo:text-align="justify" style:justify-single-word="false" fo:text-indent="0.6126in" style:auto-text-indent="false"/>
    </style:style>
    <style:style style:name="P15"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fo:color="#000000" style:font-name="Times New Roman" fo:font-weight="bold" style:font-name-asian="Times New Roman1" style:font-weight-asian="bold" style:font-name-complex="Times New Roman1"/>
    </style:style>
    <style:style style:name="P16" style:family="paragraph" style:parent-style-name="Heading_20_3">
      <loext:graphic-properties draw:fill="solid" draw:fill-color="#ffffff"/>
      <style:paragraph-properties fo:margin-left="0in" fo:margin-right="-0.0626in" fo:margin-top="0in" fo:margin-bottom="0.0799in" loext:contextual-spacing="false" fo:line-height="130%" fo:text-align="justify" style:justify-single-word="false" fo:keep-together="always" fo:orphans="2" fo:widows="2" fo:text-indent="0.6126in" style:auto-text-indent="false" fo:background-color="#ffffff" fo:padding="0in" fo:border="none" fo:keep-with-next="always"/>
      <style:text-properties fo:color="#000000" style:font-name="Times New Roman" fo:font-size="15pt" fo:font-weight="bold" style:font-name-asian="Times New Roman1" style:font-size-asian="15pt" style:font-weight-asian="bold" style:font-name-complex="Times New Roman1" style:font-size-complex="15pt"/>
    </style:style>
    <style:style style:name="P17" style:family="paragraph" style:parent-style-name="Standard">
      <loext:graphic-properties draw:fill="solid" draw:fill-color="#ffffff"/>
      <style:paragraph-properties fo:margin-left="0in" fo:margin-right="-0.0626in" fo:margin-top="0in" fo:margin-bottom="0.0799in" loext:contextual-spacing="false" fo:line-height="130%" fo:text-align="justify" style:justify-single-word="false" fo:keep-together="auto" fo:orphans="2" fo:widows="2" fo:text-indent="0.6126in" style:auto-text-indent="false" fo:background-color="#ffffff" fo:padding="0in" fo:border="none" fo:keep-with-next="auto"/>
      <style:text-properties style:font-name="Times New Roman" fo:font-size="14pt" style:font-name-asian="Times New Roman1" style:font-size-asian="14pt" style:font-name-complex="Times New Roman1" style:font-size-complex="14pt"/>
    </style:style>
    <style:style style:name="P18" style:family="paragraph" style:parent-style-name="Heading_20_2">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style:font-name-asian="Times New Roman1" style:font-name-complex="Times New Roman1"/>
    </style:style>
    <style:style style:name="P19" style:family="paragraph" style:parent-style-name="Heading_20_2">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weight="bold" style:font-name-asian="Times New Roman1" style:font-weight-asian="bold" style:font-name-complex="Times New Roman1"/>
    </style:style>
    <style:style style:name="P20"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fo:break-before="page"/>
      <style:text-properties style:font-name="Times New Roman" fo:font-size="14pt" style:font-name-asian="Times New Roman1" style:font-size-asian="14pt" style:font-name-complex="Times New Roman1" style:font-size-complex="14pt"/>
    </style:style>
    <style:style style:name="P21" style:family="paragraph" style:parent-style-name="Heading_20_2">
      <style:paragraph-properties fo:margin-left="0in" fo:margin-right="-0.0626in" fo:margin-top="0in" fo:margin-bottom="0.0799in" loext:contextual-spacing="false" fo:line-height="130%" fo:text-align="justify" style:justify-single-word="false" fo:text-indent="0.6126in" style:auto-text-indent="false" fo:break-before="page"/>
      <style:text-properties style:font-name="Times New Roman" fo:font-weight="bold" style:font-name-asian="Times New Roman1" style:font-weight-asian="bold" style:font-name-complex="Times New Roman1"/>
    </style:style>
    <style:style style:name="P22" style:family="paragraph" style:parent-style-name="Heading_20_2">
      <style:paragraph-properties fo:margin-left="0in" fo:margin-right="-0.0626in" fo:margin-top="0in" fo:margin-bottom="0.0799in" loext:contextual-spacing="false" fo:line-height="130%" fo:text-align="center" style:justify-single-word="false" fo:text-indent="0.6126in" style:auto-text-indent="false" fo:break-before="page"/>
      <style:text-properties style:font-name="Times New Roman" fo:font-weight="bold" style:font-name-asian="Times New Roman1" style:font-weight-asian="bold" style:font-name-complex="Times New Roman1"/>
    </style:style>
    <style:style style:name="P23" style:family="paragraph" style:parent-style-name="Heading_20_3">
      <style:paragraph-properties fo:margin-left="0in" fo:margin-right="-0.0626in" fo:margin-top="0in" fo:margin-bottom="0.0799in" loext:contextual-spacing="false" fo:line-height="130%" fo:text-align="justify" style:justify-single-word="false" fo:text-indent="0.6126in" style:auto-text-indent="false"/>
      <style:text-properties fo:color="#000000" style:font-name="Times New Roman" fo:font-weight="bold" style:font-name-asian="Times New Roman1" style:font-weight-asian="bold" style:font-name-complex="Times New Roman1"/>
    </style:style>
    <style:style style:name="P24" style:family="paragraph" style:parent-style-name="Heading_20_3">
      <style:paragraph-properties fo:margin-left="0in" fo:margin-right="-0.0626in" fo:margin-top="0in" fo:margin-bottom="0.0799in" loext:contextual-spacing="false" fo:line-height="130%" fo:text-align="justify" style:justify-single-word="false" fo:text-indent="0.6126in" style:auto-text-indent="false"/>
      <style:text-properties fo:color="#000000" style:font-name="Times New Roman" fo:font-size="16pt" fo:font-weight="bold" style:font-name-asian="Times New Roman1" style:font-size-asian="16pt" style:font-weight-asian="bold" style:font-name-complex="Times New Roman1" style:font-size-complex="16pt"/>
    </style:style>
    <style:style style:name="P25" style:family="paragraph" style:parent-style-name="Standard">
      <style:paragraph-properties fo:margin-left="0in" fo:margin-right="-0.0626in" fo:margin-top="0in" fo:margin-bottom="0.0799in" loext:contextual-spacing="false" fo:line-height="130%" fo:text-align="justify" style:justify-single-word="false" fo:text-indent="-0.0118in" style:auto-text-indent="false"/>
    </style:style>
    <style:style style:name="P26" style:family="paragraph" style:parent-style-name="Standard">
      <style:paragraph-properties fo:margin-left="0in" fo:margin-right="-0.0626in" fo:margin-top="0in" fo:margin-bottom="0.0799in" loext:contextual-spacing="false" fo:line-height="130%" fo:text-align="justify" style:justify-single-word="false" fo:text-indent="-0.0118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27" style:family="paragraph" style:parent-style-name="Heading_20_2">
      <style:paragraph-properties fo:margin-left="0in" fo:margin-right="-0.0626in" fo:margin-top="0in" fo:margin-bottom="0.0799in" loext:contextual-spacing="false" fo:line-height="130%" fo:text-align="center" style:justify-single-word="false" fo:text-indent="-0.0118in" style:auto-text-indent="false" fo:break-before="page"/>
      <style:text-properties style:font-name="Times New Roman" fo:font-weight="bold" style:font-name-asian="Times New Roman1" style:font-weight-asian="bold" style:font-name-complex="Times New Roman1"/>
    </style:style>
    <style:style style:name="P28" style:family="paragraph" style:parent-style-name="Standard">
      <style:paragraph-properties fo:margin-left="0.25in" fo:margin-right="0in" fo:margin-top="0in" fo:margin-bottom="0.0799in" loext:contextual-spacing="false" fo:line-height="100%" fo:text-indent="0in" style:auto-text-indent="false">
        <style:tab-stops>
          <style:tab-stop style:position="6.5673in" style:type="right"/>
        </style:tab-stops>
      </style:paragraph-properties>
    </style:style>
    <style:style style:name="P29" style:family="paragraph" style:parent-style-name="Standard">
      <style:paragraph-properties fo:margin-left="0.6126in" fo:margin-right="-0.0626in" fo:margin-top="0in" fo:margin-bottom="0.0799in" loext:contextual-spacing="false" fo:line-height="130%" fo:text-align="justify" style:justify-single-word="false" fo:text-indent="-0.4374in" style:auto-text-indent="false"/>
    </style:style>
    <style:style style:name="P30" style:family="paragraph" style:parent-style-name="Standard">
      <style:paragraph-properties fo:margin-left="0in" fo:margin-right="-0.0626in" fo:margin-top="0in" fo:margin-bottom="0.0799in" loext:contextual-spacing="false" fo:line-height="13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31" style:family="paragraph" style:parent-style-name="Heading_20_2">
      <style:paragraph-properties fo:margin-left="0in" fo:margin-right="-0.0626in" fo:margin-top="0in" fo:margin-bottom="0.0799in" loext:contextual-spacing="false" fo:line-height="130%" fo:text-align="center" style:justify-single-word="false" fo:text-indent="0in" style:auto-text-indent="false" fo:break-before="page"/>
      <style:text-properties style:font-name="Times New Roman" fo:font-weight="bold" style:font-name-asian="Times New Roman1" style:font-weight-asian="bold" style:font-name-complex="Times New Roman1"/>
    </style:style>
    <style:style style:name="P32" style:family="paragraph" style:parent-style-name="Standard">
      <style:paragraph-properties fo:margin-top="0in" fo:margin-bottom="0.0799in" loext:contextual-spacing="false"/>
    </style:style>
    <style:style style:name="P33" style:family="paragraph" style:parent-style-name="Standard">
      <style:paragraph-properties fo:margin-left="3.9874in" fo:margin-right="-0.0626in" fo:margin-top="0in" fo:margin-bottom="0.0799in" loext:contextual-spacing="false" fo:line-height="130%" fo:text-align="justify" style:justify-single-word="false" fo:text-indent="-0.1252in" style:auto-text-indent="false"/>
      <style:text-properties style:font-name="Times New Roman" fo:font-size="14pt" style:font-name-asian="Times New Roman1" style:font-size-asian="14pt" style:font-name-complex="Times New Roman1" style:font-size-complex="14pt"/>
    </style:style>
    <style:style style:name="P34" style:family="paragraph" style:parent-style-name="Standard">
      <style:paragraph-properties fo:margin-left="0.6752in" fo:margin-right="-0.0626in" fo:margin-top="0in" fo:margin-bottom="0.0799in" loext:contextual-spacing="false" fo:line-height="130%" fo:text-align="justify" style:justify-single-word="false" fo:text-indent="0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5" style:family="paragraph" style:parent-style-name="Heading_20_3">
      <style:paragraph-properties fo:margin-left="0.6752in" fo:margin-right="-0.0626in" fo:margin-top="0in" fo:margin-bottom="0.0799in" loext:contextual-spacing="false" fo:line-height="130%" fo:text-align="justify" style:justify-single-word="false" fo:text-indent="0in" style:auto-text-indent="false"/>
      <style:text-properties fo:color="#000000" style:font-name="Times New Roman" fo:font-size="15pt" fo:font-weight="bold" style:font-name-asian="Times New Roman1" style:font-size-asian="15pt" style:font-weight-asian="bold" style:font-name-complex="Times New Roman1" style:font-size-complex="15pt"/>
    </style:style>
    <style:style style:name="P36" style:family="paragraph" style:parent-style-name="Standard">
      <style:paragraph-properties fo:margin-left="0.5in" fo:margin-right="-0.0626in" fo:margin-top="0in" fo:margin-bottom="0.0799in" loext:contextual-spacing="false" fo:line-height="130%" fo:text-align="justify" style:justify-single-word="false" fo:text-indent="0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7" style:family="paragraph" style:parent-style-name="Standard">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8" style:family="paragraph" style:parent-style-name="Standard" style:master-page-name="First_20_Page">
      <style:paragraph-properties fo:margin-left="0in" fo:margin-right="-0.0626in" fo:margin-top="0in" fo:margin-bottom="0.0799in" loext:contextual-spacing="false" fo:line-height="130%" fo:text-align="center" style:justify-single-word="false" fo:text-indent="0.6126in" style:auto-text-indent="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39"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fo:break-before="page"/>
      <style:text-properties style:font-name="Times New Roman" fo:font-size="14pt" officeooo:rsid="000a1b22" officeooo:paragraph-rsid="000a1b22" style:font-name-asian="Times New Roman1" style:font-size-asian="14pt" style:font-name-complex="Times New Roman1" style:font-size-complex="14pt"/>
    </style:style>
    <style:style style:name="P40"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4pt" officeooo:rsid="000a1b22" officeooo:paragraph-rsid="000a1b22" style:font-name-asian="Times New Roman1" style:font-size-asian="14pt" style:font-name-complex="Times New Roman1" style:font-size-complex="14pt"/>
    </style:style>
    <style:style style:name="P41"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4pt" style:font-name-asian="Times New Roman1" style:font-size-asian="14pt" style:font-name-complex="Times New Roman1" style:font-size-complex="14pt"/>
    </style:style>
    <style:style style:name="P42" style:family="paragraph" style:parent-style-name="Standard">
      <style:paragraph-properties fo:margin-left="0in" fo:margin-right="-0.0626in" fo:margin-top="0in" fo:margin-bottom="0.0799in" loext:contextual-spacing="false" fo:line-height="130%" fo:text-align="justify" style:justify-single-word="false" fo:text-indent="0.6126in" style:auto-text-indent="false"/>
      <style:text-properties style:font-name="Times New Roman" fo:font-size="14pt" officeooo:paragraph-rsid="001396fb" style:font-name-asian="Times New Roman1" style:font-size-asian="14pt" style:font-name-complex="Times New Roman1" style:font-size-complex="14pt"/>
    </style:style>
    <style:style style:name="P43" style:family="paragraph" style:parent-style-name="Standard" style:list-style-name="WWNum13">
      <style:paragraph-properties fo:margin-left="0.7374in" fo:margin-right="-0.0626in" fo:margin-top="0in" fo:margin-bottom="0.0799in" loext:contextual-spacing="false" fo:line-height="130%" fo:text-align="justify" style:justify-single-word="false" fo:text-indent="-0.3854in" style:auto-text-indent="false"/>
      <style:text-properties style:font-name="Times New Roman" fo:font-size="14pt" style:font-name-asian="Times New Roman1" style:font-size-asian="14pt" style:font-name-complex="Times New Roman1" style:font-size-complex="14pt"/>
    </style:style>
    <style:style style:name="P44" style:family="paragraph" style:parent-style-name="Standard" style:list-style-name="WWNum20">
      <style:paragraph-properties fo:margin-left="0.6752in" fo:margin-right="-0.0626in" fo:margin-top="0in" fo:margin-bottom="0.0799in" loext:contextual-spacing="false" fo:line-height="130%" fo:text-align="justify" style:justify-single-word="false" fo:text-indent="-0.3228in" style:auto-text-indent="false"/>
      <style:text-properties style:font-name="Times New Roman" fo:font-size="14pt" style:font-name-asian="Times New Roman1" style:font-size-asian="14pt" style:font-name-complex="Times New Roman1" style:font-size-complex="14pt"/>
    </style:style>
    <style:style style:name="P45" style:family="paragraph" style:parent-style-name="Standard" style:list-style-name="WWNum3">
      <style:paragraph-properties fo:margin-left="0.7374in" fo:margin-right="-0.0626in" fo:margin-top="0in" fo:margin-bottom="0.0799in" loext:contextual-spacing="false" fo:line-height="130%" fo:text-align="justify" style:justify-single-word="false" fo:text-indent="-0.3228in" style:auto-text-indent="false"/>
      <style:text-properties style:font-name="Times New Roman" fo:font-size="14pt" style:font-name-asian="Times New Roman1" style:font-size-asian="14pt" style:font-name-complex="Times New Roman1" style:font-size-complex="14pt"/>
    </style:style>
    <style:style style:name="P46" style:family="paragraph" style:parent-style-name="Standard" style:list-style-name="WWNum14">
      <style:paragraph-properties fo:margin-left="1.05in" fo:margin-right="-0.0626in" fo:margin-top="0in" fo:margin-bottom="0.0799in" loext:contextual-spacing="false" fo:line-height="13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47" style:family="paragraph" style:parent-style-name="Standard" style:list-style-name="WWNum21">
      <style:paragraph-properties fo:margin-left="0.8in" fo:margin-right="-0.0626in" fo:margin-top="0in" fo:margin-bottom="0.0799in" loext:contextual-spacing="false" fo:line-height="13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48" style:family="paragraph" style:parent-style-name="Standard" style:list-style-name="WWNum8">
      <style:paragraph-properties fo:margin-left="0.7374in" fo:margin-right="-0.0626in" fo:margin-top="0in" fo:margin-bottom="0.0799in" loext:contextual-spacing="false" fo:line-height="130%" fo:text-align="justify" style:justify-single-word="false" fo:text-indent="-0.3126in" style:auto-text-indent="false"/>
      <style:text-properties style:font-name="Times New Roman" fo:font-size="14pt" style:font-name-asian="Times New Roman1" style:font-size-asian="14pt" style:font-name-complex="Times New Roman1" style:font-size-complex="14pt"/>
    </style:style>
    <style:style style:name="P49" style:family="paragraph" style:parent-style-name="Standard" style:list-style-name="WWNum6">
      <style:paragraph-properties fo:margin-left="1.05in" fo:margin-right="-0.0626in" fo:margin-top="0in" fo:margin-bottom="0.0799in" loext:contextual-spacing="false" fo:line-height="130%" fo:text-align="justify" style:justify-single-word="false" fo:text-indent="-0.3126in" style:auto-text-indent="false"/>
      <style:text-properties style:font-name="Times New Roman" fo:font-size="14pt" style:font-name-asian="Times New Roman1" style:font-size-asian="14pt" style:font-name-complex="Times New Roman1" style:font-size-complex="14pt"/>
    </style:style>
    <style:style style:name="P50" style:family="paragraph" style:parent-style-name="Standard" style:list-style-name="WWNum17">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style:font-name-asian="Times New Roman1" style:font-size-asian="14pt" style:font-name-complex="Times New Roman1" style:font-size-complex="14pt"/>
    </style:style>
    <style:style style:name="P51" style:family="paragraph" style:parent-style-name="Standard" style:list-style-name="WWNum11">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style:font-name-asian="Times New Roman1" style:font-size-asian="14pt" style:font-name-complex="Times New Roman1" style:font-size-complex="14pt"/>
    </style:style>
    <style:style style:name="P52" style:family="paragraph" style:parent-style-name="Standard" style:list-style-name="WWNum19">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style:font-name-asian="Times New Roman1" style:font-size-asian="14pt" style:font-name-complex="Times New Roman1" style:font-size-complex="14pt"/>
    </style:style>
    <style:style style:name="P53" style:family="paragraph" style:parent-style-name="Standard" style:list-style-name="WWNum2">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left="0.5in" fo:margin-right="-0.0626in" fo:margin-top="0in" fo:margin-bottom="0.0799in" loext:contextual-spacing="false" fo:line-height="130%" fo:text-align="justify" style:justify-single-word="false" fo:text-indent="0.1126in" style:auto-text-indent="false"/>
      <style:text-properties style:font-name="Times New Roman" fo:font-size="14pt" fo:font-style="italic" officeooo:paragraph-rsid="001132aa" style:font-name-asian="Times New Roman1" style:font-size-asian="14pt" style:font-style-asian="italic" style:font-name-complex="Times New Roman1" style:font-size-complex="14pt"/>
    </style:style>
    <style:style style:name="P55" style:family="paragraph" style:parent-style-name="Standard" style:list-style-name="WWNum10">
      <style:paragraph-properties fo:margin-left="0.8in" fo:margin-right="-0.0626in" fo:margin-top="0in" fo:margin-bottom="0.0799in" loext:contextual-spacing="false" fo:line-height="130%" fo:text-align="justify" style:justify-single-word="false" fo:text-indent="-0.3126in" style:auto-text-indent="false"/>
      <style:text-properties style:font-name="Times New Roman" fo:font-size="14pt" style:font-name-asian="Times New Roman1" style:font-size-asian="14pt" style:font-name-complex="Times New Roman1" style:font-size-complex="14pt"/>
    </style:style>
    <style:style style:name="P56" style:family="paragraph" style:parent-style-name="Standard" style:list-style-name="WWNum12">
      <style:paragraph-properties fo:margin-left="1in" fo:margin-right="-0.0626in" fo:margin-top="0in" fo:margin-bottom="0.0799in" loext:contextual-spacing="false" fo:line-height="13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57" style:family="paragraph" style:parent-style-name="Standard" style:list-style-name="WWNum18">
      <style:paragraph-properties fo:margin-left="0.7374in" fo:margin-right="-0.0626in" fo:margin-top="0in" fo:margin-bottom="0.0799in" loext:contextual-spacing="false" fo:line-height="130%" fo:text-align="justify" style:justify-single-word="false" fo:text-indent="-0.198in" style:auto-text-indent="false"/>
      <style:text-properties style:font-name="Times New Roman" fo:font-size="14pt" style:font-name-asian="Times New Roman1" style:font-size-asian="14pt" style:font-name-complex="Times New Roman1" style:font-size-complex="14pt"/>
    </style:style>
    <style:style style:name="P58" style:family="paragraph" style:parent-style-name="Standard" style:list-style-name="WWNum7">
      <style:paragraph-properties fo:margin-left="0.6752in" fo:margin-right="-0.0626in" fo:margin-top="0in" fo:margin-bottom="0.0799in" loext:contextual-spacing="false" fo:line-height="13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59" style:family="paragraph" style:parent-style-name="Standard" style:list-style-name="WWNum1">
      <style:paragraph-properties fo:margin-left="0.8626in" fo:margin-right="-0.0626in" fo:margin-top="0in" fo:margin-bottom="0.0799in" loext:contextual-spacing="false" fo:line-height="13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60" style:family="paragraph" style:parent-style-name="Standard" style:list-style-name="WWNum1">
      <style:paragraph-properties fo:margin-left="0.8626in" fo:margin-right="-0.0626in" fo:margin-top="0in" fo:margin-bottom="0.0799in" loext:contextual-spacing="false" fo:line-height="130%" fo:text-align="justify" style:justify-single-word="false" fo:text-indent="-0.3752in" style:auto-text-indent="false"/>
    </style:style>
    <style:style style:name="P61" style:family="paragraph" style:parent-style-name="Standard" style:list-style-name="WWNum15">
      <style:paragraph-properties fo:margin-left="0.8626in" fo:margin-right="-0.0626in" fo:margin-top="0in" fo:margin-bottom="0.0799in" loext:contextual-spacing="false" fo:line-height="130%" fo:text-align="justify" style:justify-single-word="false" fo:text-indent="-0.3126in" style:auto-text-indent="false"/>
      <style:text-properties style:font-name="Times New Roman" fo:font-size="14pt" style:font-name-asian="Times New Roman1" style:font-size-asian="14pt" style:font-name-complex="Times New Roman1" style:font-size-complex="14pt"/>
    </style:style>
    <style:style style:name="P62" style:family="paragraph" style:parent-style-name="Standard" style:list-style-name="WWNum4">
      <style:paragraph-properties fo:margin-left="0.6752in" fo:margin-right="-0.0626in" fo:margin-top="0in" fo:margin-bottom="0.0799in" loext:contextual-spacing="false" fo:line-height="13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63" style:family="paragraph" style:parent-style-name="Standard" style:list-style-name="WWNum22">
      <style:paragraph-properties fo:margin-left="0.5in" fo:margin-right="-0.0626in" fo:margin-top="0in" fo:margin-bottom="0.0799in" loext:contextual-spacing="false" fo:line-height="130%" fo:text-align="justify" style:justify-single-word="false" fo:text-indent="-0.3866in" style:auto-text-indent="false"/>
      <style:text-properties style:font-name="Times New Roman" fo:font-size="14pt" style:font-name-asian="Times New Roman1" style:font-size-asian="14pt" style:font-name-complex="Times New Roman1" style:font-size-complex="14pt"/>
    </style:style>
    <style:style style:name="P64" style:family="paragraph" style:parent-style-name="Standard" style:list-style-name="WWNum16">
      <style:paragraph-properties fo:margin-left="0.5in" fo:margin-right="-0.0626in" fo:margin-top="0in" fo:margin-bottom="0.0799in" loext:contextual-spacing="false" fo:line-height="130%" fo:text-align="justify" style:justify-single-word="false" fo:text-indent="-0.4492in" style:auto-text-indent="false"/>
      <style:text-properties style:font-name="Times New Roman" fo:font-size="14pt" style:font-name-asian="Times New Roman1" style:font-size-asian="14pt" style:font-name-complex="Times New Roman1" style:font-size-complex="14pt"/>
    </style:style>
    <style:style style:name="P65" style:family="paragraph" style:parent-style-name="Standard" style:list-style-name="WWNum9">
      <style:paragraph-properties fo:margin-left="0.5in" fo:margin-right="-0.0626in" fo:margin-top="0in" fo:margin-bottom="0.0799in" loext:contextual-spacing="false" fo:line-height="130%" fo:text-align="justify" style:justify-single-word="false" fo:text-indent="-0.3244in" style:auto-text-indent="false"/>
      <style:text-properties style:font-name="Times New Roman" fo:font-size="14pt" style:font-name-asian="Times New Roman1" style:font-size-asian="14pt" style:font-name-complex="Times New Roman1" style:font-size-complex="14pt"/>
    </style:style>
    <style:style style:name="P66" style:family="paragraph" style:parent-style-name="Standard" style:list-style-name="WWNum23">
      <style:paragraph-properties fo:margin-left="0.8626in" fo:margin-right="-0.0626in" fo:margin-top="0in" fo:margin-bottom="0.0799in" loext:contextual-spacing="false" fo:line-height="13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67" style:family="paragraph" style:parent-style-name="Standard" style:list-style-name="WWNum5">
      <style:paragraph-properties fo:margin-left="0.6126in" fo:margin-right="-0.0626in" fo:margin-top="0in" fo:margin-bottom="0.0799in" loext:contextual-spacing="false" fo:line-height="130%" fo:text-indent="-0.3752in" style:auto-text-indent="false"/>
      <style:text-properties style:font-name="Times New Roman" fo:font-size="14pt" style:font-name-asian="Times New Roman1" style:font-size-asian="14pt" style:font-name-complex="Times New Roman1" style:font-size-complex="14pt"/>
    </style:style>
    <style:style style:name="P68" style:family="paragraph" style:parent-style-name="Standard" style:list-style-name="WWNum5">
      <style:paragraph-properties fo:margin-left="0.6126in" fo:margin-right="-0.0626in" fo:margin-top="0in" fo:margin-bottom="0.0799in" loext:contextual-spacing="false" fo:line-height="130%" fo:text-indent="-0.3752in" style:auto-text-indent="false"/>
    </style:style>
    <style:style style:name="P69" style:family="paragraph" style:parent-style-name="Standard" style:list-style-name="WWNum5">
      <style:paragraph-properties fo:margin-left="0.9252in" fo:margin-right="-0.0626in" fo:margin-top="0in" fo:margin-bottom="0.0799in" loext:contextual-spacing="false" fo:line-height="130%" fo:text-indent="-0.3126in" style:auto-text-indent="false"/>
      <style:text-properties style:font-name="Times New Roman" fo:font-size="14pt" style:font-name-asian="Times New Roman1" style:font-size-asian="14pt" style:font-name-complex="Times New Roman1" style:font-size-complex="14pt"/>
    </style:style>
    <style:style style:name="P70" style:family="paragraph" style:parent-style-name="Standard" style:list-style-name="WWNum5">
      <style:paragraph-properties fo:margin-left="0.9252in" fo:margin-right="-0.0626in" fo:margin-top="0in" fo:margin-bottom="0.0799in" loext:contextual-spacing="false" fo:line-height="130%" fo:text-indent="-0.3126in" style:auto-text-indent="false"/>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0a1b22" style:font-name-asian="Times New Roman1" style:font-size-asian="14pt" style:font-name-complex="Times New Roman1" style:font-size-complex="14pt"/>
    </style:style>
    <style:style style:name="T4" style:family="text">
      <style:text-properties style:font-name="Times New Roman" fo:font-size="14pt" officeooo:rsid="000b415f" style:font-name-asian="Times New Roman1" style:font-size-asian="14pt" style:font-name-complex="Times New Roman1" style:font-size-complex="14pt"/>
    </style:style>
    <style:style style:name="T5" style:family="text">
      <style:text-properties style:font-name="Times New Roman" fo:font-size="14pt" officeooo:rsid="000bf98b" style:font-name-asian="Times New Roman1" style:font-size-asian="14pt" style:font-name-complex="Times New Roman1" style:font-size-complex="14pt"/>
    </style:style>
    <style:style style:name="T6" style:family="text">
      <style:text-properties style:font-name="Times New Roman" fo:font-size="14pt" fo:font-style="italic" style:font-name-asian="Times New Roman1" style:font-size-asian="14pt" style:font-style-asian="italic" style:font-name-complex="Times New Roman1" style:font-size-complex="14pt"/>
    </style:style>
    <style:style style:name="T7" style:family="text">
      <style:text-properties officeooo:rsid="000a1b22"/>
    </style:style>
    <style:style style:name="T8" style:family="text">
      <style:text-properties officeooo:rsid="000b415f"/>
    </style:style>
    <style:style style:name="T9" style:family="text">
      <style:text-properties officeooo:rsid="000bf98b"/>
    </style:style>
    <style:style style:name="T10" style:family="text">
      <style:text-properties officeooo:rsid="000db722"/>
    </style:style>
    <style:style style:name="T11" style:family="text">
      <style:text-properties officeooo:rsid="000f6e63"/>
    </style:style>
    <style:style style:name="T12" style:family="text">
      <style:text-properties fo:font-variant="normal" fo:text-transform="none" fo:color="#000000" style:text-line-through-style="none" style:text-line-through-type="none" style:font-name="Arial1" style:text-underline-style="none" fo:font-weight="normal" officeooo:rsid="001132aa" style:text-blinking="false" fo:background-color="transparent" loext:char-shading-value="0"/>
    </style:style>
    <style:style style:name="T13" style:family="text">
      <style:text-properties officeooo:rsid="001132aa"/>
    </style:style>
    <style:style style:name="T14" style:family="text">
      <style:text-properties officeooo:rsid="001316f5"/>
    </style:style>
    <style:style style:name="T15" style:family="text">
      <style:text-properties officeooo:rsid="001396fb"/>
    </style:style>
    <style:style style:name="T16" style:family="text">
      <style:text-properties officeooo:rsid="00142b1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МІНІСТЭРСТВА АДУКАЦЫІ РЭСПУБЛІКІ БЕЛАРУСЬ</text:p>
      <text:p text:style-name="P5">БЕЛАРУСКІ ДЗЯРЖАЎНЫ ЎНІВЕРСІТЭТ</text:p>
      <text:p text:style-name="P5">ЮРЫДЫЧНЫ ФАКУЛЬТЭТ</text:p>
      <text:p text:style-name="P5"/>
      <text:p text:style-name="P5"/>
      <text:p text:style-name="P5"/>
      <text:p text:style-name="P5">Кафедра грамадзянскага права</text:p>
      <text:p text:style-name="P8"/>
      <text:p text:style-name="P8">Волчак Міхаіл Віктаравіч</text:p>
      <text:p text:style-name="P8"/>
      <text:p text:style-name="P5">ТЭХНІЧНЫЯ СРОДКІ АХОВЫ АЎТАРСКАГА ПРАВА</text:p>
      <text:p text:style-name="P8"/>
      <text:p text:style-name="P9"/>
      <text:p text:style-name="P33">Дыпломная праца</text:p>
      <text:p text:style-name="P33">Навуковы кіраўнік:</text:p>
      <text:p text:style-name="P33">Кандыдат юрыдычных навук,</text:p>
      <text:p text:style-name="P33">Дацэнт Іванова Д.У.</text:p>
      <text:p text:style-name="P9"/>
      <text:p text:style-name="P9"/>
      <text:p text:style-name="P9"/>
      <text:p text:style-name="P9">Дапушчаны да абароны:</text:p>
      <text:p text:style-name="P9">« <text:s text:c="6"/>» <text:s/>студзеня 2018 г.</text:p>
      <text:p text:style-name="P9">Загадчыкам кафедры грамадзянскага права</text:p>
      <text:p text:style-name="P9">______________________________</text:p>
      <text:p text:style-name="P9"/>
      <text:p text:style-name="P9"/>
      <text:p text:style-name="P9"/>
      <text:p text:style-name="P5">Мінск 2018</text:p>
      <text:p text:style-name="P11"><text:soft-page-break/></text:p>
      <text:p text:style-name="P26">Змест</text:p>
      <text:p text:style-name="P2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nv3dqlf9cgzh" text:style-name="Index_20_Link" text:visited-style-name="Index_20_Link"><text:span text:style-name="T1">Умоўныя абазначэнні</text:span></text:a><text:span text:style-name="T1"><text:tab/>3</text:span></text:p>
          <text:p text:style-name="P3"><text:a xlink:type="simple" xlink:href="#_p8d261vuxt21" text:style-name="Index_20_Link" text:visited-style-name="Index_20_Link"><text:span text:style-name="T1">РЭФЕРАТ</text:span></text:a><text:span text:style-name="T1"><text:tab/>4</text:span></text:p>
          <text:p text:style-name="P3"><text:a xlink:type="simple" xlink:href="#_sfisa5nn4e4w" text:style-name="Index_20_Link" text:visited-style-name="Index_20_Link"><text:span text:style-name="T1">УВОДЗIНЫ</text:span></text:a><text:span text:style-name="T1"><text:tab/>6</text:span></text:p>
          <text:p text:style-name="P3"><text:a xlink:type="simple" xlink:href="#_8hs5kcbt73ha" text:style-name="Index_20_Link" text:visited-style-name="Index_20_Link"><text:span text:style-name="T1">РАЗДЗЕЛ 1. ПАНЯТАК I СУТНАСЦЬ ТЭХНІЧНЫХ СРОДКАЎ АХОВЫ АЎТАРСКАГА ПРАВА (ТСА)</text:span></text:a><text:span text:style-name="T1"><text:tab/>9</text:span></text:p>
          <text:p text:style-name="P28"><text:a xlink:type="simple" xlink:href="#_o5vqgwhqwfeo" text:style-name="Index_20_Link" text:visited-style-name="Index_20_Link"><text:span text:style-name="T2">1.1. Вызначэнне, мэта і класіфікацыя тэхнічных сродкаў аховы аўтарскага права</text:span></text:a><text:span text:style-name="T2"><text:tab/>9</text:span></text:p>
          <text:p text:style-name="P28"><text:a xlink:type="simple" xlink:href="#_76j1dmajxxj9" text:style-name="Index_20_Link" text:visited-style-name="Index_20_Link"><text:span text:style-name="T2">1.2. Асаблівасці і адрозненне прыроды ТСА ад аўтарскага права.</text:span></text:a><text:span text:style-name="T2"><text:tab/>13</text:span></text:p>
          <text:p text:style-name="P28"><text:a xlink:type="simple" xlink:href="#_karlgsjeg1v3" text:style-name="Index_20_Link" text:visited-style-name="Index_20_Link"><text:span text:style-name="T2">1.3. Вытокі механізма абмежаванняў і выключэнняў</text:span></text:a><text:span text:style-name="T2"><text:tab/>14</text:span></text:p>
          <text:p text:style-name="P28"><text:a xlink:type="simple" xlink:href="#_cse0758zz5oh" text:style-name="Index_20_Link" text:visited-style-name="Index_20_Link"><text:span text:style-name="T2">1.4. Суадносіны ТСА да метадаў аховы грамадзянскіх правоў паводле ГК</text:span></text:a><text:span text:style-name="T2"><text:tab/>16</text:span></text:p>
          <text:p text:style-name="P3"><text:a xlink:type="simple" xlink:href="#_eekx6t88eei1" text:style-name="Index_20_Link" text:visited-style-name="Index_20_Link"><text:span text:style-name="T1">РАЗДЗЕЛ 2. ВЫКАРЫСТАННЕ ТСА Ў МІЖНАРОДНЫХ ПАГАДНЕННЯХ І ЗАКАНАДАЎСТВАХ РОЗНЫХ КРАІН</text:span></text:a><text:span text:style-name="T1"><text:tab/>19</text:span></text:p>
          <text:p text:style-name="P28"><text:a xlink:type="simple" xlink:href="#_mfsxfg8svz1n" text:style-name="Index_20_Link" text:visited-style-name="Index_20_Link"><text:span text:style-name="T2">2.1. ТСА ў міжнародных пагадненнях</text:span></text:a><text:span text:style-name="T2"><text:tab/>19</text:span></text:p>
          <text:p text:style-name="P28"><text:a xlink:type="simple" xlink:href="#_7tjhe69yw0v4" text:style-name="Index_20_Link" text:visited-style-name="Index_20_Link"><text:span text:style-name="T2">2.2. ТСА ў заканадаўстве Беларусі</text:span></text:a><text:span text:style-name="T2"><text:tab/>21</text:span></text:p>
          <text:p text:style-name="P28"><text:a xlink:type="simple" xlink:href="#_gjyps9huwc9i" text:style-name="Index_20_Link" text:visited-style-name="Index_20_Link"><text:span text:style-name="T2">2.3. Асаблівасці ТСА ў праве замежных краінаў і Еўрапейскага саюза</text:span></text:a><text:span text:style-name="T2"><text:tab/>22</text:span></text:p>
          <text:p text:style-name="P3"><text:a xlink:type="simple" xlink:href="#_py2az7siv6s" text:style-name="Index_20_Link" text:visited-style-name="Index_20_Link"><text:span text:style-name="T1">РАЗДЗЕЛ 3. УПЛЫЎ ТСА НА ІНШЫЯ ПРАВЫ ЧАЛАВЕКА</text:span></text:a><text:span text:style-name="T1"><text:tab/>28</text:span></text:p>
          <text:p text:style-name="P28"><text:a xlink:type="simple" xlink:href="#_rv23bjzdderg" text:style-name="Index_20_Link" text:visited-style-name="Index_20_Link"><text:span text:style-name="T2">3.1. Канкурэнцыя правоў</text:span></text:a><text:span text:style-name="T2"><text:tab/>28</text:span></text:p>
          <text:p text:style-name="P28"><text:a xlink:type="simple" xlink:href="#_hgm78p8p1np7" text:style-name="Index_20_Link" text:visited-style-name="Index_20_Link"><text:span text:style-name="T2">3.2. Доступ да твораў людзей з абмежаваннямі зроку</text:span></text:a><text:span text:style-name="T2"><text:tab/>29</text:span></text:p>
          <text:p text:style-name="P28"><text:a xlink:type="simple" xlink:href="#_7kwcp4nfvdm" text:style-name="Index_20_Link" text:visited-style-name="Index_20_Link"><text:span text:style-name="T2">3.3. Дзейнасць бібліятэк</text:span></text:a><text:span text:style-name="T2"><text:tab/>32</text:span></text:p>
          <text:p text:style-name="P28"><text:a xlink:type="simple" xlink:href="#_561wp4snfs8e" text:style-name="Index_20_Link" text:visited-style-name="Index_20_Link"><text:span text:style-name="T2">3.4. Выкарыстанне праграмнага забеспячэння для індывідуальных патрэб</text:span></text:a><text:span text:style-name="T2"><text:tab/>34</text:span></text:p>
          <text:p text:style-name="P28"><text:a xlink:type="simple" xlink:href="#_eenlemtyrsup" text:style-name="Index_20_Link" text:visited-style-name="Index_20_Link"><text:span text:style-name="T2">3.5. Выключэнні з аўтарскага права і пераход твораў у грамадскі здабытак</text:span></text:a><text:span text:style-name="T2"><text:tab/>37</text:span></text:p>
          <text:p text:style-name="P28"><text:a xlink:type="simple" xlink:href="#_9bi4nk6cf8gi" text:style-name="Index_20_Link" text:visited-style-name="Index_20_Link"><text:span text:style-name="T2">3.6. Сувязь абмежаванняў аўтарскага права (глава 4 ЗАП) з правамі чалавека</text:span></text:a><text:span text:style-name="T2"><text:tab/>39</text:span></text:p>
          <text:p text:style-name="P3"><text:a xlink:type="simple" xlink:href="#_74bknhor3974" text:style-name="Index_20_Link" text:visited-style-name="Index_20_Link"><text:span text:style-name="T1">ЗАКЛЮЧЭННЕ</text:span></text:a><text:span text:style-name="T1"><text:tab/>42</text:span></text:p>
          <text:p text:style-name="P3"><text:a xlink:type="simple" xlink:href="#_mwepzh3lcamn" text:style-name="Index_20_Link" text:visited-style-name="Index_20_Link"><text:span text:style-name="T1">СПІС ВЫКАРЫСТАНЫХ КРЫНІЦ</text:span></text:a><text:span text:style-name="T1"><text:tab/>44</text:span></text:p>
        </text:index-body>
      </text:table-of-content>
      <text:p text:style-name="P9"/>
      <text:p text:style-name="P13"/>
      <text:p text:style-name="P13"/>
      <text:p text:style-name="P13"/>
      <text:p text:style-name="P21"><text:bookmark text:name="_nv3dqlf9cgzh"/>Умоўныя абазначэнні</text:p>
      <text:p text:style-name="P13"/>
      <text:p text:style-name="P9"/>
      <text:p text:style-name="P29"><text:span text:style-name="T1">АП</text:span><text:span text:style-name="T2"> - аўтарскае права. У перакладзеных тэкстах значыць тое самае, што і Copyright Law (капірайт).</text:span></text:p>
      <text:p text:style-name="P29"><text:span text:style-name="T1">ГЗ</text:span><text:span text:style-name="T2"> - грамадскі здабытак</text:span></text:p>
      <text:p text:style-name="P29"><text:span text:style-name="T1">ГК</text:span><text:span text:style-name="T2"> - Грамадзянскі кодэкс Рэспублікі Беларусь (дзейсная рэдакцыя)</text:span></text:p>
      <text:p text:style-name="P29"><text:span text:style-name="T1">ЗАП (ЗаАПСМ)</text:span><text:span text:style-name="T2"> - Закон Рэспублікі Беларусь “Аб аўтарскім праве і сумежным правам” рэдакцыі 2011.</text:span></text:p>
      <text:p text:style-name="P29"><text:span text:style-name="T1">ПЗ</text:span><text:span text:style-name="T2"> - праграмнае забеспячэнне</text:span></text:p>
      <text:p text:style-name="P29"><text:span text:style-name="T1">САIУ</text:span><text:span text:style-name="T2"> - Сусветная арганізацыя інтэлектуальнай уласнасці.</text:span></text:p>
      <text:p text:style-name="P29"><text:span text:style-name="T1">ТСА</text:span><text:span text:style-name="T2"> - Тэхнічныя сродкі аховы аўтарскага права. У перакладзеных тэкстах ТСА аналагічны тэрмінам Technological Protection Measures (TMPs), або Digital Rights Management (DRM).</text:span></text:p>
      <text:p text:style-name="P29"><text:span text:style-name="T1">УДПЧ</text:span><text:span text:style-name="T2"> - Усеагульная дэкларацыя правоў чалавека (1948).</text:span></text:p>
      <text:p text:style-name="P9"/>
      <text:p text:style-name="P13"/>
      <text:p text:style-name="P22"><text:bookmark text:name="_p8d261vuxt21"/>РЭФЕРАТ</text:p>
      <text:p text:style-name="P7"/>
      <text:p text:style-name="P9">Дыпломная праца выканана на 5<text:span text:style-name="T16">1</text:span> аркуш<text:span text:style-name="T16">ы</text:span> з выкарыстаннем 64 крыніцы. </text:p>
      <text:p text:style-name="P4"><text:span text:style-name="T1">Ключавыя словы:</text:span><text:span text:style-name="T2"> ахова аўтарскага права, тэхнічныя сродкі аховы аўтарскага права, прав</text:span><text:span text:style-name="T3">ы</text:span><text:span text:style-name="T2"> чалавека, абмежаванні і выключэнні, аўтарскае права.</text:span></text:p>
      <text:p text:style-name="P9">Даследванне факусуецца на феномене тэхнічных сродкаў аховы аўтарскага права, які ў спалучэнні з юрыдычным механізмам нараджае новыя прававыя адносіны, патрабуючыя дадатковага рэгулявання. <text:s/>Мэта работы - выявіць змест і ўздзеянне <text:s/>тэхнічных сродкаў аховы аўтарскага права ў беларускім заканадаўстве на правы і праваўладальнікаў, і карыстальнікаў ахоўваемых твораў. Праца з’яўляецца новай для беларускай юрыдычнай думкі, бо папярэднія даследванні факусаваліся на юрысдыкцыйных спосабах аховы АП з боку праваўладальніка <text:s/>і толькі эпізадычна краналіся ТСА, часта абыходзячы правы карыстальнікаў. У даследванні выкарыстоўваецца параўнанне вызначэння ТСА ў розных краінах, а таксама міжнародных дамовах. Па выніках даслевання аўтар робіць выснову, што абмежаванні і выключэнні павінны быць паўнавартасна ўлучаны ў дзейснае заканадаўства як “Правы карыстальніка”, бо пад імі выражаны ўніверсальна прызнаныя правы чалавека.</text:p>
      <text:p text:style-name="P9"/>
      <text:p text:style-name="P9"/>
      <text:p text:style-name="P9"/>
      <text:p text:style-name="P39">The dissertation is written in 5<text:span text:style-name="T16">1</text:span> pages and uses 64 resources.</text:p>
      <text:p text:style-name="P40">Keywords: copyright protection, technological protection measures, TPMs, DRM, human rights, exceptions and limitations, author’s rights, anti-circumvention law</text:p>
      <text:p text:style-name="P40">The research focuses on DRM phenomenon which in combination with law provisions creates new relationships demanding a new regulation. The work aim is to define the content and influence of DRM in Belarusian law on both right holders’ and users’ rights of copyrighted works. The paper is new for Belarusian jurisprudence thoughts because previous researchers focused mostly on law approach on copyright defence methods from the right holder side and only occasionally considered DRM and bypassed user’s rights. The research uses comparative analysis DRM content in Copyright Laws of various countries and international treaties. As a result of the work, the author concludes that exceptions and limitations should be implemented in the current law as a separate chapter “The user’s rights” because these rights mean universally recognised human rights.</text:p>
      <text:p text:style-name="P9"/>
      <text:p text:style-name="P20">Дипломная работа выполнена на 5<text:span text:style-name="T16">1</text:span> лист<text:span text:style-name="T16">е</text:span> с использованием 64 источник<text:span text:style-name="T16">ов</text:span>. </text:p>
      <text:p text:style-name="P4"><text:span text:style-name="T1">Ключевые слова:</text:span><text:span text:style-name="T2"> охрана авторского права, технические средства защиты авторского права, права человека, ограничения и исключения, авторское право.</text:span></text:p>
      <text:p text:style-name="P9">Исследование фокусируется на феномене технических средств охраны авторского права, которы<text:span text:style-name="T7">й</text:span> в комбинации с юридическим механизмом порождает новые правовые отношения, требующие дополнительного регулирования. Цель работы - выявить содержание и воздействие технических средств охраны авторского (ТСО) права в белорусском законодательстве на права, и правообладателей, и пользователей охраняемых произведений. Работа является новой для белорусской юридической мысли, т.к. <text:span text:style-name="T7">п</text:span>редыдущие исследования фокусировались на юрисдикционных способах охраны авторских прав со стороны правообладателя и только эпизодически касались технических средств охраны, часто обходя права пользователей. В исследовании также проведено сравнени<text:span text:style-name="T8">е</text:span> определения ТСО в разных странах, а также международных соглашений. По итогам автор делает вывод, что ограничения и исключения АП должны быть полноценно включены в действующее законодательство как “Права пользователей”, потому что в их основании лежат универсально признанные права человека. </text:p>
      <text:p text:style-name="P9"/>
      <text:p text:style-name="P13"/>
      <text:p text:style-name="P12"/>
      <text:p text:style-name="P22"><text:bookmark text:name="_sfisa5nn4e4w"/>УВОДЗIНЫ</text:p>
      <text:p text:style-name="P9"/>
      <text:p text:style-name="P9">З аднаго боку, у сувязі з ростам важнасці і колькасці інтэлектуальнага прадукта ў эканамічным звароце, а таксама з тым, што кошт лічбавай копіі кантэнта імкнецца да нуля [38; 40], і магчымасць распаўсюджваць такія копіі стала даступнай для шырокага кола карыстальнікаў, перад праваўладальнікам паўстае пытанне, як захаваць сваю бізнес-мадэль, якая засноўваецца на дыфіцыце прадукта.</text:p>
      <text:p text:style-name="P9">На сёння існуе комплекснае рашэнне, якое ўключае тэхнічныя і юрыдычныя механізмы. У аўтарскім праве - гэта рашэнне назвалі тэхнічныя сродкі аховы аўтарскага права, або ТСА. Тэхнічныя сродкі аховы аўтарскага права - гэта набор тэхналогій, тэхнічных сродкаў, прыладаў іх частак, мэта якіх кантраляваць доступ і прадухіляць парушэнні аўтарскіх правоў паводле жаданняў праваўладальнікаў і закона.</text:p>
      <text:p text:style-name="P9">Аднак, з другога боку, тэхнічныя сродкі аховы пераўзыйшлі сябе як сродак абароны грамадзянскага права праваўладальніка і стварылі новыя правы. Гэтыя новыя правы праваўладальніка сёння ніяк не абмежаваны аўтарскім правам. А павышэнне стандартаў аховы права, якія базуюцца на ТСА, стварае пагрозу існавання як самаму АП, так і мэтаў, якія яно ставіла перад сабой на самым пачатку - <text:span text:style-name="T8">с</text:span>адзельнічаць развіццю грамадства.</text:p>
      <text:p text:style-name="P9">Сёння заканадаўства па забароне абыходу ТСА, садзейнічае развіццю манаполіі, напрыклад, на рынках картрыджаў для прынтараў, падрываючы <text:span text:style-name="T8">ў</text:span>заемазамяняльнасць картрыджаў і дэталяў, для розных прылад, з дапамогай праграмнага забеспечэння [25, с.42].</text:p>
      <text:p text:style-name="P9">Вакол ТСА ўзнікла шмат пытанняў як у практыкаў, так і тэарэтыкаў. Ці можна абыходзіць тэхнічныя сродкі аховы аўтарскага права, калі яны ахоўваюць творы ў грамадскім здабытку або творы, якія не адносяцца да аб’ектаў АП наогул? <text:s/>Ці павінны адрознівацца доступ да ведаў “у рэале” і лічбавым асяродку? Што рабіць, калі ў лічбавым асяродку такі доступ значна скарочаны за кошт дзеяння ТСА? Ці не парушае дамова далучэння правы карыстальніка кантэнта, і як яе можна разарваць не панёсшы вялікіх страт? А хто гэтыя страты будзе пакрываць? Ці магчыма імплементаваць палажэнні АП у тэхнічныя сродкі аховы? Калі не магчыма, што можа ўчыніць заканадаўца для вырашэння такой сітуацыі?</text:p>
      <text:p text:style-name="P9"><text:soft-page-break/>Мэта гэтай працы - даследваць месца і ўплыў ТСА ў беларускім заканадаўстве, як на правы праваўладальнікаў, так і на правы карыстальнікаў.</text:p>
      <text:p text:style-name="P9">Для дасягнення гэтай мэты неабходна вырашыць наступныя задачы:</text:p>
      <text:list xml:id="list3198617148202053467" text:style-name="WWNum13">
        <text:list-item>
          <text:p text:style-name="P43">разабраць азначэнне тэрміна “тэхнічныя сродкі аховы аўтарскага права” ў Рэспубліцы Беларусь і шэрагу краін, </text:p>
        </text:list-item>
        <text:list-item>
          <text:p text:style-name="P43">вызначыць, які <text:span text:style-name="T8">ў</text:span>плыў аказваюць міжнародныя пагадненні на вызначэнне ТСА,</text:p>
        </text:list-item>
        <text:list-item>
          <text:p text:style-name="P43">прааналізаваць, як тэхнічныя сродкі аховы аўтарскага права ўздзейнічаюць на шэраг іншых правоў грамадзян праз удзеянне на абмежаванні і выключэнні АП, а таксама грамадскі здабытак.</text:p>
        </text:list-item>
      </text:list>
      <text:p text:style-name="P9">Даследванне факусуецца на міжнародных пагадненнях, створаных або абноўленых у другой палове 20 стагоддзя, большасць з якіх уступіла ў дзеянне ў 90-х і 2000-х. Таксама будзе закранута АП іншых краін, сучасны стан Закона “Аб аўтарскім праве” Рэспулікі Беларусь, яго версія 2011 і прапановы да зменаў 2017 года, якія тычацца ТСА.</text:p>
      <text:p text:style-name="P9">Дадзеная тэма з’яўляецца новай для беларускай юрыдычнай думкі. Гэта праца закранае разгляд як айчынных, так і замежных аўтараў. Хаця мноства аўтараў факусавалася на даследванні аховы АП рознымі юрыдычнымі метадамі (у судзе, натарыяльная форма, да судовая форма, адміністратыўныя працэдуры на мытні): Балточка П. [1, с.58-59], Бяспалы Ю.Н., [2, с.131-135], Вартанян М.А. [3, с.30-31], Лосеў С.С, [9, с.52-53], Маскалевіч, Г.Н. [10, с.85-86], Мурашка Е. [11, с.32-33], Прымакова В [12, с.32-33], Фёдарава Ю. [14, с.8-9], Янцікава А.В. [17, с.62], малах хто ўзгадваў або дэтальна факусаваўся на ТСА як метадзе аховы АП: Іванова Д.У., [5, с.318-319], Леановіч А.Б. [7, с.304; 8, с.166-170], Сударыкаў С.А., [13, с.47, 287-288], Федарук І.В, [15, с.376], Шакель Н.В., [16, 17], і тым больш разглядаў ТСА як магчымую пагрозу для самога аўтарскага права, а таксама правоў чалавека. Сярод замежных даследчыкаў варта адзначыць: Гейгера [28], Лучы Н. [30], Пісторыюса Т. [33], Сторы А. [41;42;43], Фавэлі М. [24], Шчонверэта [37].</text:p>
      <text:p text:style-name="P4"><text:span text:style-name="T2">Даследванне складаецца з трох раздзелаў. Першы раздзел “Панятак і сутнасць ТСА” раскрывае вызначэнне беларускага заканадаўства і дае класіфікацыю ТСА. Другі раздзел “Выкарыстанне ТСА ў міжнародных пагадненнях і заканадаўстве розных краін”. Раскрывае месца ТС</text:span><text:span text:style-name="T4">А</text:span><text:span text:style-name="T2"> ў заканадаўстве краін з падобным і больш рэгуляваннем АП, а таксама </text:span><text:soft-page-break/><text:span text:style-name="T2">раскрывае ролю шматбаковых і ўніверсальных дамоваў у фарміраванні ўплыву ТСА на АП. Трэці раздзел “Уплыў ТСА на іншыя правы” паказвае як ТСА ў розных артыкулах ЗАП уздзейнічаюць на іншыя правы, і як можна вырашыць узнікшы дысбаланс у праўна-абавязальніскіх адносінах паміж праваўуладальнікамі і карыстальнікамі.</text:span></text:p>
      <text:p text:style-name="P9">Усяго задзейнічана крыніц: 64, у тым ліку аўтара дадзенага даследвання: <text:s/>3.</text:p>
      <text:p text:style-name="P9">Дыпломная праца выканана на 53 аркушах.</text:p>
      <text:p text:style-name="P9">Праца выкарыстоўвае шэраг агульнанавуковых падыходаў: аналіз, сінтэз, дэдукцыя, індукцыя, ад супрацлеглага, параўнальны метад, прыводзяцца прыклады, дапучшэнні, шырока выкарыстоўваецца міждысцыплінарны падыход.</text:p>
      <text:p text:style-name="P9">Пераклады артыкулаў міжнародных дамоваў і законаў прывезденых у даследванні, рабіліся самастойна аўтарам. </text:p>
      <text:p text:style-name="P9">Навуковы твор распаўсюджваецца пад адкрытай ліцэнзіяй Creative Commons Attribution Share-Alike 4.0 International.</text:p>
      <text:p text:style-name="P27"><text:bookmark text:name="_8hs5kcbt73ha"/>РАЗДЗЕЛ 1. ПАНЯТАК I СУТНАСЦЬ ТЭХНІЧНЫХ СРОДКАЎ АХОВЫ АЎТАРСКАГА ПРАВА (ТСА)</text:p>
      <text:p text:style-name="P16"><text:bookmark text:name="_9be0gct0u5cr"/></text:p>
      <text:p text:style-name="P16"><text:bookmark text:name="_o5vqgwhqwfeo"/>1.1 Вызначэнне, мэта і класіфікацыя тэхнічных сродкаў аховы аўтарскага права</text:p>
      <text:p text:style-name="P13"/>
      <text:p text:style-name="P6">Вызначэнне паводле ЗАП</text:p>
      <text:p text:style-name="P9">Беларускае заканадаўства ўтрымлівае азначэнне ТСА ў артыкуле 4 ЗАП: </text:p>
      <text:p text:style-name="P34">"тэхнічныя сродкі абароны аўтарскага права або сумежных правоў - гэта любыя тэхналогія, тэхнічныя прылады або іх кампаненты, якія кантралююць доступ да аб'екта аўтарскага права або сумежных правоў, прадухіляюць або абмяжоўваюць здзяйсненне дзеянняў, якія не дазволены аўторам або іншым праваўладальнікам <text:s/>у адносінах аб'екта аўтарскага права або сумежных правоў".</text:p>
      <text:p text:style-name="P9">Выдзелім асноўныя прыкметы элементаў ТСА. Перш за ўсё ТСА прадстаўлены не толькі канкрэтнымі прыладамі, але і тэхналогіямі (алгарытмамі, канцэпцыямі, метадамі, праграмамі), мэта якіх забяспечыць кантроль над аб'ектам АП. </text:p>
      <text:p text:style-name="P9">Наступная прыкмета, ТСА - гэта ў дадатак да тэхнічных прыладаў таксама іх кампаненты. У еўрапейскім (Дырэктыва аб АП, 2001) і амерыканскім заканадаўстве (ААПЛТ, DMCA, 1998), вызначаецца роля, да якой ступені кампаненты могуць лічыцца часткамі выключна ТСА, а менавіта, калі мэта кантроля доступа і кантроля права праваўладальніка з’яўляецца асноўнай у рэжыме нармальнай эксплуатацыі кампанентаў (“normal course of its operation”).</text:p>
      <text:p text:style-name="P9">ТСА кантралюцць доступ. Пад “кантролем” звычайна маецца на ўвазе ўладкаванне, абмежаванне, кіраванне нечымі дзеяннямі або паводзінамі [21]. Такім чынам, ТСА фарміруюць паводзіны [30, с.155; 24, с.11<text:span text:style-name="T8">],</text:span> уздзейнічаючы на іх праз адсочване дзеянняў карыстальніка. <text:s/></text:p>
      <text:p text:style-name="P4"><text:span text:style-name="T2">Кантроль доступа заключаецца не толькі ў абмяжаванні, але і наогул яго прадухіленні да экзэмпляраў аб’ектаў АП, калі праваўладальнік не дазваляе такі доступ. Іншымі словамі, у параўнанні са традыцыйным АП ТСА даюць </text:span><text:soft-page-break/><text:span text:style-name="T2">для выдаўцоў кантэнта вялікую ступень кантроля на працягу ўсяго ланцужка руху гэтага кантэнта, як яго распаўсюд</text:span><text:span text:style-name="T4">у</text:span><text:span text:style-name="T2"> так і, асабліва, выкарыстання [20, с.324].</text:span></text:p>
      <text:p text:style-name="P9"/>
      <text:p text:style-name="P6">Іншыя вызначэнні</text:p>
      <text:p text:style-name="P9">Ранніх вызначэнняў ТСА факусаваліся на тых эканамічных адносінаў, на якія яны найбольш аказвалі ўплыў. Напрыклад Р.Коўп раскрывае азначэнне ТСА, прапанаванае выдавецкай індустрыяй:</text:p>
      <text:p text:style-name="P36">“ТСА - гэта тэхналогіі, прылады, працэсы, якія ахоўваюць інтэлектуальную ўласнасць падчас лічбавага гандлю. ТСА з'яўляецца істоным элементам у станаўленні рынка электроных кніг. ТСА ствараюць ключавыя падставы для даверу паміж аўтарамі і спажыўцамі, што з'яўляецца перадумовай для хуткага развіцця рынка” (ст 31. Коўп, 2001].</text:p>
      <text:p text:style-name="P9">Каментатары часта даюць свае вызначэнні, якія знаходзяцца вельмі блізка да заканадаўчых. Сінха Р. вызначае ТСА як тэхнічныя сістэмы і тэхналогіі, якія лічбавыя выдаўцы і трымальнікі аўтарскіх правоў выкарыстоўваюць для здзяйснення кантроля над тым, як карыстальнік можа выкарыстоўваць лічбавы твор. ТСА даюць прыладу для кантроля распаўсюду і выкарыстання лічбавых твораў [39, с.41].</text:p>
      <text:p text:style-name="P9">Паводле Лучы, ТСА азначаюць аўтаматызаваныя сістэмы, якія могуць абараняць і кіраваць індывідуальным распаўсюдам копіі лічбавых твораў [30, с.152,140]. Лучы звяртае ўвагу, на тое, што ТСА сістэмы, ў тым ліку і індывідуальнага кіравання кожнай копіяй, а таксама падкрэслівае аўтаматызаваны характар такіх сістэмаў.</text:p>
      <text:p text:style-name="P9"/>
      <text:p text:style-name="P6">Класіфікацыі</text:p>
      <text:p text:style-name="P9">Далей Лучы прыводзіць класіфікацыю ТСА па метаду ўздзеяння на творы.</text:p>
      <text:p text:style-name="P4"><text:span text:style-name="T1">Першы</text:span><text:span text:style-name="T2"> спосаб засноўваецца на шыфраванні. Абаронены ТСА кантэнт (напрыклад, тэкст) можа быць прачытаны толькі карыстальнікам, які мае адмысловы ключ. Слабасць гэтага метада, што пры доступе маючы аўтарызаванага карыстальніка да кантэнта, яго можна з дапамогай адмысловых </text:span><text:soft-page-break/><text:span text:style-name="T2">праграм захаваць ў расшыфраваным фармаце і распаўсюдзіць сярод неаўтарызаваных карыстальнікаў. </text:span></text:p>
      <text:p text:style-name="P4"><text:span text:style-name="T1">Другі</text:span><text:span text:style-name="T2"> спосаб рэалізуецца праз лічбавыя вадзяны знакі (далей - ЛВЗ) і базуецца на двух падыходах: разнавіднасці шыфравання - сцеганаграфіі і сакрыцці дадзеных. Гэты спосаб выкарыстоўваецца для аўтэнтыфікацыі, валідацыі і перадачы інфармацыі ў лічбавых медыя. ЛВЗ дазваляюць вызначаць крыніцу, аўтара, стваральніка, распаўсюдніка і аўтарызаванага спажыўца кантэнта. <text:s/></text:span></text:p>
      <text:p text:style-name="P9">Моц гэтага падыходу ў тым, што ён нябачны для карыстальніка, але дасягальны для праграмаў і адмысловага абсталявання. Слабыя бакі гэтага метаду ўключаюць: шмат разнавіднасцяў ЛВЗ не дазваляе ўніфікаваць улік; не абароненасць ад кантрафактнага капіравання і распаўсюду. Але гэта метад дае магчымасць высачыць паводзіны прыватных аўтарызаваных карыстальнікаў, якія парушаюць выключыныя правы выдаўца.</text:p>
      <text:p text:style-name="P4"><text:span text:style-name="T1">Трэці</text:span><text:span text:style-name="T2"> метад - гэта давераныя сістэмы, якія рэалізуюцца спалучэннем праграмнай і апаратнай складаючай. Праграмы шыфравання з’яўляюцца неад’емнай часткай ("прашыты") прылады карыстальніка (напрыклад, DVD-прайгравальнікі і праграмнае забеспячэнне для чытання дыскаў) [30, с.155-156].</text:span></text:p>
      <text:p text:style-name="P9">Вышэй пералічаныя спосабы рэалізацыі ТСА маюць значэнне для правапрымяняльнай практыкі. Напрыклад, калі шыфраванне і завераныя сістэмы спыняюць не толькі само незаконнае выкарыстанне твораў, але і мінімізуюць сам намер парушыць права праваўладальніка. Напрыклад, другі спосаб будзе дзейнічаць больш ужо для пацвержання факта парушэння аўтарскага права. </text:p>
      <text:p text:style-name="P9">Лучы выдзяляе іншую класіфікацыю (узятую з DMCA), па аб’екту кантроля і вылучае ТСА, якія забяспечваюць: кантроль доступа і кантроль правоў.</text:p>
      <text:p text:style-name="P9">Кантроль доступа адказвае на пытанні: хто мае доступ, да чаго, якую колькасць і пералік аперацый, якія можа рабіць карыстальнік. Іншымі словамі, гэты падыход апісвае функцыянаванне ТСА як тэхнічнай сістэмы.</text:p>
      <text:p text:style-name="P9">Кантроль правоў азначае, якія абмежаванні на правы карыстальніка наклаў праваўладальнік для выкарыстання твора пад ТСА. Мера “кантроля <text:soft-page-break/>правоў” дазваляе карыстальніку, які атрымаў доступ да твора, здзесніць яго выкарыстанне пэўнымі спосабамі.</text:p>
      <text:p text:style-name="P9">Больш прыцягальным для праваўладальнікаў з’яўляецца кантроль доступа, таму што ён дае фактычны кантроль над аб’ектам аўтарскага права, у той жа час абыход кантроля правоў не азначае парушэння правоў праваўладальніка [30, с.154].</text:p>
      <text:p text:style-name="P9"/>
      <text:p text:style-name="P6">Выкарыстанне</text:p>
      <text:p text:style-name="P9">Важна падкрэсліць, што тэхнічныя сродкі аховы аўтарскага права выкарыстоўваюцца ў кампазіцыі з юрыдычнымі спосабамі аховы АП. Стэфан Бехтальд прапанваў класіфікацыю, дзе вызначыў наступны<text:span text:style-name="T9">я</text:span> спосабы імплементацыі ТСА:</text:p>
      <text:list xml:id="list6361079471115906859" text:style-name="WWNum20">
        <text:list-item>
          <text:p text:style-name="P44">сумяшчэнне ТСА і рэгулявання АП супраць абыходу ТСА;</text:p>
        </text:list-item>
        <text:list-item>
          <text:p text:style-name="P44">сумяшчэнне дамоваў з карыстальнікамі (абгортачнымі ліцэнзіямі), саміх ТСА і заканадаўства па прадухіленні абыходу ТСА;</text:p>
        </text:list-item>
        <text:list-item>
          <text:p text:style-name="P44">тэхналагічнымі ліцэнзіямі (ліцэнзіі прадастаўляемыя па патэнтнаму праву). </text:p>
        </text:list-item>
      </text:list>
      <text:p text:style-name="P9">Як мы бачым тэхнічныя сродкі аховы аўтарскага права з прапанаванай класіфікацыі, АП са <text:span text:style-name="T9">с</text:span>ваімі палажэннямі супраць абыходу ТСА на сёння становіцца толькі дапаможным інструментам у ТСА інфраструктуры [20, с.357].</text:p>
      <text:p text:style-name="P9">Наогул на сёння тэхнічныя сродкі аховы аўтарскага права ўключаюць: антакіпіравальныя прыстасаванні, электронныя канверты, прапрыетарная маніторынгвае праграмнае забеспячэнне, шыфраванне, параляванне, ВЛЗ і іншыя [33, с.3]. </text:p>
      <text:p text:style-name="P9">Тут варта дадаць, што апошнія гады з’яўляецца новы ТСА падыход - тэхналогія блокчэйн, якая больш паходзіць на метад ВЛЗ. Гэта тэхналогія бліжэй да прынцыпа кантроля права, чым доступа. Савельеў прапануе блокчэйн, як больш гнуткую сістэму пазбаўленую хібаў папярэдняй версіі ТСА і пералічвае гэтыя слабыя бакі ТСА, <text:span text:style-name="T9">а менавіта ТСА</text:span>:</text:p>
      <text:list xml:id="list5466883480498320473" text:style-name="WWNum3">
        <text:list-item>
          <text:p text:style-name="P45">павялічваюць фінансава-арганізацыйную нагрузку на стваральніка або выдаўца кантэнта (большасць аўтараў не дазволяць сабе ТСА), як вынік дадатковы кошт накладаецца на кошт адзінкі кантэнта;</text:p>
        </text:list-item>
        <text:list-item>
          <text:p text:style-name="P45"><text:soft-page-break/>змяншаюць магчымасці спажыўцоў (напрыклад, набыццё англамоўнага лічбавага кантэнта ў Германіі) праз выкарыстанне разнавіднасці ТСА, якія кантралююць геаграфічны распаўсюд кантэнта (геаблакіровак);</text:p>
        </text:list-item>
        <text:list-item>
          <text:p text:style-name="P45">могуць пашкоджваць бяспечнасць камп'ютара карыстальніка і як вынік пагаршаць прыватнасць карыстальніка;</text:p>
        </text:list-item>
        <text:list-item>
          <text:p text:style-name="P45">запавольваюць працу прыладаў (часам значна);</text:p>
        </text:list-item>
        <text:list-item>
          <text:p text:style-name="P45">перашкаджаюць выкарыстоўваць законнае права на копію для архіву або прыватнага выкарыстання;</text:p>
        </text:list-item>
        <text:list-item>
          <text:p text:style-name="P45">заморожваюць навуковыя даследванні.</text:p>
        </text:list-item>
        <text:list-item>
          <text:p text:style-name="P45">не ўлічваюць, ні тэрміны капірайта, ні абмежаванні, ні выключэнні.</text:p>
        </text:list-item>
      </text:list>
      <text:p text:style-name="P9">Падсумуем сказанае ў гэтай секцыі. ТСА ахопліваюць апаратную, праграмную рэалізацыю, па-рознаму ўздзейнічаючы праз інструменты права на кантэнт, і рэалізуючы кантроль доступа і кантроль права. Мэта ТСА забяспечыць для трымальнікаў бізнесаў, заставаных на абмежаванні доступа да канэтнта дадатковы канроль доступа, які не магчыма было рэалізаваць праз выключна прававы механізм. Хаця на сёння ТСА мае шэраг слабых бакоў, <text:span text:style-name="T9">гэты падыход </text:span>з’яўляецца адным найбольш дзейсным фактычных спосабаў аховы выключных правоў праваўладальнікаў і ў некаторых спалучэннях, напрыклад, з дамоўным правам або тэхналагічнымі ліцэнзіямі, можа мінімізаваць удзел самога АП у ахове твораў. </text:p>
      <text:p text:style-name="P9"><text:s/></text:p>
      <text:p text:style-name="P9"/>
      <text:p text:style-name="P23"><text:bookmark text:name="_76j1dmajxxj9"/>1.2. Асаблівасці і адрозненне прыроды ТСА ад аўтарскага права.</text:p>
      <text:p text:style-name="P14"/>
      <text:p text:style-name="P9">Раней падкрэслівалася, што кантроль доступа абмяжоўвае пэўныя дзеянні над аб’ектам для карыстальніка, у той жа час ствараюцца новыя правы доступа для праваўладальнікаў. Фавэлі выдзяляе цэлы шэраг прыкметаў, якія ствараюць такія правы.</text:p>
      <text:p text:style-name="P9">Перш за ўсё і тэхналогія і закон базуюцца на канцэпцыі сілы, якая вызначае паводзіны карыстальнікаў. Але, калі тэхналогія дзейнічае ex ante (значыць, да падзеі), закон робіць гэта ex post (пасля падзеі). </text:p>
      <text:p text:style-name="P9"><text:soft-page-break/>Больш за тое, прымяненне сілы тэхнічнымі сродкамі не пакрывае ўсе творы, якія ахоўваюцца капірайтам, а ахоўвае толькі лічбавую версію твораў, на якія ўсталявана ТСА. У кантрасце з гэтым, аўтарскае права ахоўвае ўс<text:span text:style-name="T9">е</text:span> творы, на якія праваўласнікі маюць свае эксклюзіўныя правы. </text:p>
      <text:p text:style-name="P9">Урэшце, колькасць дзеянняў дазволеных ТСА (напрыклад, колькасць праглядаў) абіраецца тэхналогіяй, а не вызначаецца законам. Іншымі словамі, лічбавы код, прэвалюе над заканадаўчым кодам і стварае для праваўладальніка “права доступа” [24, с.11]. </text:p>
      <text:p text:style-name="P9">Фавэлі пасумоўвае свае разважанні, што праваўласнікі не павінны кантраляваць доступ да твораў, выходзячы за межы сваіх эксклюзіўных правоў. На яе погляд, любая пашыраючая інтэрпрэтацыя эксклюзіўных правоў на кантроль над доступам знаходзіцца па-за аўтарскім правам і з'яўляецца некарэктнай. </text:p>
      <text:p text:style-name="P9">Больш за тое, у лічбавым асяродку падобны дысбаланс стварае небяспеку для шматлікіх інтэрнет карыстальнікаў. Фавэлі сцвярджае, што на сёння недастаткова інтэрпрэтацый дзейснага заканадаўства для вырашэння гэтай праблемы, але неабходны заканадаўчыя ініцыятывы па змене рэгулявання ТСА.</text:p>
      <text:p text:style-name="P9">Такім чынам бачна, што ТСА не толькі ахоўваюць на розных этапах законныя інтарэсы і правы праваўласнікаў, <text:span text:style-name="T9">я</text:span>ны яшчэ ствараюць новае права - “права доступа” да крыніцаў ведаў.</text:p>
      <text:p text:style-name="P9"/>
      <text:p text:style-name="P9"/>
      <text:p text:style-name="P23"><text:bookmark text:name="_karlgsjeg1v3"/>1.3. Вытокі механізма абмежаванняў і выключэнняў</text:p>
      <text:p text:style-name="P15"/>
      <text:p text:style-name="P9">Права арганізацыі свайго бізнеса ў межах закона - <text:s/>гэта выключная справа самога суб'екта (артыкул 8 ГК). Але кожнае права, у тым ліку аўтарскае права, павінна збалансоўваць правы ўдзельнікаў, бо менавіта баланс з'яўляецца адной з ключавых ідэяй любога рэгулявання [28, с.79].</text:p>
      <text:p text:style-name="P4"><text:span text:style-name="T2">На міжнародным узроўні былі рэалізаваны механізм “абмежаванняў і выключэнняў” </text:span><text:span text:style-name="T5">вядомы як</text:span><text:span text:style-name="T2"> “трох крокав</text:span><text:span text:style-name="T5">ы</text:span><text:span text:style-name="T2"> тэст”: артыкул 9 Бернскай Канвенцыі (1886), артыкул 13 Пагаденн</text:span><text:span text:style-name="T5">я</text:span><text:span text:style-name="T2"> або гандлёвых аспектаў правоў </text:span><text:span text:style-name="T5">н</text:span><text:span text:style-name="T2">а інтэлектуальн</text:span><text:span text:style-name="T5">ую</text:span><text:span text:style-name="T2"> </text:span><text:span text:style-name="T5">ў</text:span><text:span text:style-name="T2">ласнасц</text:span><text:span text:style-name="T5">ь</text:span><text:span text:style-name="T2"> (TRIPS - ТРІПС, 1994), артыкул 10 Дамовы САІУ </text:span><text:soft-page-break/><text:span text:style-name="T2">аб аўтарскім праве (1996), артыкул 16 Дамовы САІУ аб выкананнях і фанаграмах (1996). </text:span></text:p>
      <text:p text:style-name="P9">Рэспубліка Беларусь пакуль не з’яўляецца ўдзельніцай ТРІПС, але яна выконвае гэтыя нормы праз іншыя дамовы і гарманізуе заканадаўства адпаведна ім [26].</text:p>
      <text:p text:style-name="P9"/>
      <text:p text:style-name="P9">У ЗАП маецца два механізма, якія закліканы балансаваць правы грамадства і прав<text:span text:style-name="T9">ы</text:span> праваўладальнікаў. Першы механізм - гэта выключэнні з аўтарскага права, якія паказваюць межы, на якія аўтарскае права не распаўсюджваецца. У ЗАП гэту функцыю выконвае артыкул 7, адзначаючы, што афіцыйныя дакументы (статуты арганізацый, судовыя пастановы, прававыя акты, аміністратыўныя дакументы), дзяржаўныя сімвалы, сімвалы ўзнагарод, дзяржаўных знакаў, фальклор знаходзяцца па-за аховай АП. АП таксама не дзейнічае на ідэі, метады, сістэмы, спосабы, канкэпцыі, прынцыпы, факты, акрыцці, нават калі яны выяўлены ў пэўнай форме. </text:p>
      <text:p text:style-name="P9">Другім механізмам з’юўляюцца абмежаванні аўтарскага права, гэта значыць, што ў пэўных умовах аўтарскае права мае абмежавальнае дзеянне на аб’екты, якія ў звычайных умовах знаходзяцца пад яго поўнай аховай. Гэта значыць, не патрабуецца запытваць у праваўладальніка дазвол на выкарыстанне. <text:s/>Абмежаванні аўтар<text:span text:style-name="T9">с</text:span>кага права пералічаны ў главе 4 “Выпадкі свабоднага выкарыстання аб’ектаў аўтарскага права і сумежных правоў”. </text:p>
      <text:p text:style-name="P9">Да абмежаванняў АП можна аднесці: цытаванне ў адукацыйных мэтах, даследчых мэтах; публічнае некамерцыйныае непрафесійнае выкананне твораў; абмежаванае адлюстраванне аб’ектаў архітэктуры; у бібліятэках, для слаба бачачых людзей; узнаўленне ў сродках масавай інфармацыі і іншыя абмежаванні АП пералічаныя ў главе 4. </text:p>
      <text:p text:style-name="P9">Як бачна пералічаныя абмежаванні і выключэнні з аўтарскага права ахоўваюць пэўныя каштоўнасці, пад якімі раскрываюцца фундаментальныя правы: свабода інфармацыі, свабода выказвання, даступнасць культуры і навукі да шырокага кола [28, с.93]. </text:p>
      <text:p text:style-name="P9">Таксама важна, дадаць і пакрэсліць, што артыкул 21 ЗАП замацоўвае ўмовы пераходу аб’ектаў аўтарскага права ў грамадскі набытак, тым самым аказвае мяжу, дзе заканчваецца манаполія выключанага права праваўладальніка.</text:p>
      <text:p text:style-name="P9"><text:soft-page-break/></text:p>
      <text:p text:style-name="P35"><text:bookmark text:name="_cse0758zz5oh"/>1.4. Суадносіны ТСА да метадаў аховы грамадзянскіх правоў паводле ГК</text:p>
      <text:p text:style-name="P14"/>
      <text:p text:style-name="P9">Для таго, каб можна было эфектыўна рэгуляваць выкарыстанне ТСА, варта вызначыць, да якіх, <text:s/>абазначаных у заканадаўстве, спосабаў аховы грамадзянскіх правоў іх можна аднесці ці гэта ўсё ж унікальны спосаб, які патрабуе дадатковага рэгулявання.</text:p>
      <text:p text:style-name="P9">Згодна артыкулу 11 ГК, да спосабаў абароны сваіх правоў можна аднесці: прызнанне права; рэстытуцыю; прызнанне здзелкі аспрэчваемай або факта яе мізэрнасці і прымянення наступстваў яе нядзейснасці; сплата стратаў, спагнанне няўстойкі; кампенсацыя маральнай шкоды. Спіс прапанаваных спосабаў абароны нявычарпаны артыкулам 11 і вызначаецца заканадаўствам. </text:p>
      <text:p text:style-name="P9">ТСА найбольш падыходзяць да</text:p>
      <text:list xml:id="list5125311202497072480" text:style-name="WWNum14">
        <text:list-item>
          <text:p text:style-name="P46">самаабароны права і</text:p>
        </text:list-item>
        <text:list-item>
          <text:p text:style-name="P46">перарывання дзеянняў, якія парушаюць або ствараюць пагрозу парушэння права.</text:p>
        </text:list-item>
      </text:list>
      <text:p text:style-name="P4"><text:span text:style-name="T2">Зробім дапушчэнне, што выкарыстанне ТСА можна аднесці да самаабароны права. На першы погляд самаабарона тлумачыцца тым, што праваўласнік, ўсталёўваючы ТСА на свае аб'екты, самастойна клапоціцца пра тое, каб яго выключныя правы не парушаліся. Але, з другога боку, артыкул 13 ГК дае вызначэнне "самаабароны", якой лічыцца абарона грамадзянскіх правоў лічыцца </text:span><text:span text:style-name="T1">непасрэднымі</text:span><text:span text:style-name="T2"> дзеяннямі асобы, правы якой парушаюцца (або існуе рэальная прагроза), і такія дзеянні не звязаны з парушэннем заканадаўства (Лоеўская, с.4]. Вядома, калі сам аўтар здзяйсняе такую самаабарону - гэта фізічная асоба, калі праваўладальнік - можа быць юрыдычная.</text:span></text:p>
      <text:p text:style-name="P9">Таксама варта прыняць да ўвагі, што асоба, рэалізуючая самаабарону можа нанесці шкоду толькі ў выпадку крайняй неабходнасці або неабходнай абароны суразмерна характару і небяспецы, і дзеянні не павінны выходзіць за межы папярэджання або спынення (артыкул 13 ГК), інакш гэта будзе лічыцца самачыннасцю. </text:p>
      <text:p text:style-name="P9">Межы здзяйснення грамадзянскіх правоў апісаны ў артыкуле 9 ГК. Паводле гэтага артыкула самаабарона, не павінна злоўжываць правам, у тым <text:soft-page-break/>ліку з мэтай абмежавання канкурэнцыі і ўсталявання манаполіі на рынках. Менавіта ўласцівасць ТСА ствараць манапольныя адносіны выдзяляецца шэрагам юрыстаў [42; 22; 40].</text:p>
      <text:p text:style-name="P9">Важна абазначыць арганізацыйныя і юрыдычныя асаблівасці існуючых ТСА. </text:p>
      <text:p text:style-name="P4"><text:span text:style-name="T1">Па-першае,</text:span><text:span text:style-name="T2"> ТСА - гэта дадатковы сродак, які можа працаваць аўтаматычна, апасродкавана, запраграмавана і </text:span><text:span text:style-name="T1">без “непасрэднага” ўдзелу</text:span><text:span text:style-name="T2"> праваўладальніка. </text:span></text:p>
      <text:p text:style-name="P4"><text:span text:style-name="T1">Па-другое,</text:span><text:span text:style-name="T2"> праца ТСА можа быць працягнута ў часе і пакрываць розныя тэрыторыі адначасова (напрыклад адсочваць перамяшчэнне карыстальніка праз інструменты геаблакіроўкі), у тым ліку </text:span><text:span text:style-name="T1">розныя юрысдыкцыі</text:span><text:span text:style-name="T2">, дзе дзейнічаюць розныя правілы ў дачыненні да самаабароны права.</text:span></text:p>
      <text:p text:style-name="P4"><text:span text:style-name="T1">Па-трэцяе,</text:span><text:span text:style-name="T2"> ТСА можа ўздзейнічаць, як на ўсіх карыстальнікаў (напрыклад, анлайн), так і на асобнага спажыўца, з якімі ў праваўладальніка можа не быць непасрэднай сувязі (напрыклад, дамоўных адносінаў), адпаведна ствараючы рэжым падобны да рэжыма прыватнай уласнасці на маёмасць бясконца працяглы прамежак часу [30, с.180]. </text:span></text:p>
      <text:p text:style-name="P4"><text:span text:style-name="T1">Па-чацвёртае, </text:span><text:span text:style-name="T2">наогул ніякай прамой сувязі можа не быць у праваўладальніка і з самім ТСА, а адміністраваннем, канфігураваннем ТСА можа займацца трэцяя асоба (фізічная і юрыдычная), у тым ліку фіксаваць факты парушэння.</text:span></text:p>
      <text:p text:style-name="P9">Хаця, згодна з меркаваннем Лаеўскай Е.В [6, с.10] самаабарона можа здзяйсняцца ў выпадку, калі парушэнне права можа адбыцца ў будучым, гэта не праясняе законнасць ТСА, бо сам факт існавання такога спосаба (уласцівасць манапалізаваць) можа разглядацца як самачынства (працяглае правапарушэнне). </text:p>
      <text:p text:style-name="P9">Другая характарыстыка, перарыванне дзеянняў, якія парушаюць або ствараюць пагрозу парушэння права, больш падыходзіць да ТСА. Гэты спосаб аховы права кантралюе і доступ да твораў, і спыняе не толькі недазволенае капіраванне, распаўсюд, мадыфікацыю, але і ў шмат якіх выпадках сам намер гэта зрабіць. </text:p>
      <text:p text:style-name="P9"><text:soft-page-break/>Такім чынам, ТСА можна лічыць асобным відам (sui generis) аховы грамадзянскіх правоў. Хаця ТСА сумяшчае ў сабе прыкметы двух спосабаў аховы выключнага права праваўласніка, але выходзіць за іх межы, а так<text:span text:style-name="T10">с</text:span>ама не абмяжоўваюцца толькі спыненнем незаконнага выкарыстання або намеру парушыць права, ці дзеяннямі пэўнай асобы правы, якой парушаны.</text:p>
      <text:p text:style-name="P17">Такім чынам, можна зрабіць наступныя высновы. ТСА спалучаюць у сабе тэхналогіі і прылады (праграмныя і апаратныя), таксама актыўна ўзаемадзянічаюць з юрыдычнымі метадамі (палажэннамі па абыходу ТСА, а таксама з іншымі відамі інтэлектуальнай уласнасці - патэнтамі). ТСА - гэта спосаб аховы выключных правоў праваўладальнікаў, улучаючы і самаабарону ў шырокім сэнсе, і перарыванне дзеянняў, якія парушаюць або ствараюць пагрозу парушэння права. ТСА, забяспечваючы спецыяльны рэжым для аховаемых аб’ектаў, ствараюць дадатковыя правы (права на д<text:span text:style-name="T10">о</text:span>ступ) для праваўладальніка, гэта ў сваю чаргу праваку<text:span text:style-name="T10">е</text:span> стварэнне дадатковых абавязкаў у карыстальнікаў. Каб збалансаваць набор правоў у АП, быў вынайдзены падыход выключэнняў і абмежаванняў, які павінена вызначыць межы дзеяння ТСА. Але пакуль інструмент выключэнняў і абмежаванняў не дастаткова выразна аформлены.</text:p>
      <text:p text:style-name="P13"/>
      <text:p text:style-name="P13"/>
      <text:p text:style-name="P18"><text:bookmark text:name="_6ele4hklbk4h"/></text:p>
      <text:p text:style-name="P18"><text:bookmark text:name="_x7m0zwpa6g5g"/></text:p>
      <text:p text:style-name="P31"><text:bookmark text:name="_eekx6t88eei1"/>РАЗДЗЕЛ 2. ВЫКАРЫТСАННЕ ТСА Ў МІЖНАРОДНЫХ ПАГАДНЕННЯХ І ЗАКАНАДАЎСТВАХ РОЗНЫХ КРАІН</text:p>
      <text:p text:style-name="P14"/>
      <text:p text:style-name="P24"><text:bookmark text:name="_mfsxfg8svz1n"/>2.1. ТСА ў міжнародных пагадненнях</text:p>
      <text:p text:style-name="P14"/>
      <text:p text:style-name="P9">Рэспубліка Беларусь з’яўляецца ўдзельніцай шэрагу міжнародных дамоваў, якія прыўнеслі ТСА як навэлы ў заканадаўствы іншых краін. Першыя міжнародныя замацаванні ТСА адносяцца да Дамовы САІУ па аўтарскаму праву (1996) і Дамовы САІУ па выкананням і фанаграмам (1996) - Інтэрнет дамоваў.</text:p>
      <text:p text:style-name="P9">Артыкул 11 САІУ Дамовы па АП (1996) раскрывае абавязальніствы краін-удзельніц датычна тэхналагічных мераў, а менавіта:</text:p>
      <text:p text:style-name="P37">“Бакі дамовы мусяць прадаставіць адэкватную заканадаўчую ахову, а таксама законную кампенсацыю за абыход эфектыўных тэхналагічных мераў, якія выкарыстоўваюцца аўтарамі ў звязку з рэалізацыяй іх правоў у дачыненні да сваіх твораў згодна з гэтай Дамовай ці Бернскай Канвенцыяй, і якія абмяжоўваюць дзеянні, недазволеныя аўтарамі або законам.”</text:p>
      <text:p text:style-name="P9">Артыкул 18 Дамовы САІУ па выкананням і фанаграмам амаль цалкам паўтарае заканадаўчыя забеспячэнні САІУ Дамовы па АП, факусуючыся на сумежных правах выканаўцаў і стваральнікаў фанаграм.</text:p>
      <text:p text:style-name="P9">У Інтэрнет дамовах няма вызначэння ТСА, але з іх артыкулаў вынікае, што: </text:p>
      <text:list xml:id="list9180660835997718976" text:style-name="WWNum21">
        <text:list-item>
          <text:p text:style-name="P47">Пералік правоў праваўладальніка вызначаецца самімі Інтэрнет дамовамі, а таксама Бернскай канвенцыяй (1886, у рэдакцыі 1971 году) - для аўтарскіх правоў і Рымскай канвенцыяй (1969) - для сумежных правоў.</text:p>
        </text:list-item>
        <text:list-item>
          <text:p text:style-name="P47">Праваўладальнікі могуць выкарыстоўваць “тэхналагічныя меры” для аховы сваіх правоў і інтарэсаў, іншымі словамі, выкарыстоўваць супраць ўсіх дзеянняў, якія недазволены праваўладальнікі або законам. </text:p>
        </text:list-item>
        <text:list-item>
          <text:p text:style-name="P47"><text:soft-page-break/>Любы абыход, значыць, парушэнне правоў праваўладальнікаў. І таму заканадаўства краін удзельніц павінна прапанаваць адэкватную кампенсацыю праваўладальніку за такое дзеянне.</text:p>
        </text:list-item>
      </text:list>
      <text:p text:style-name="P9">Гэта забепячэнне стварае з аднаго боку як мінімум два права для праваўладальнікаў. Першае права рэалізуецца праз магчымасць выкарыстаць ТСА, другое права тычыцца атрымання сплаты і кампенсацыі за любое парушэнне выкарыстанне ТСА. Больш за тое, сам артыкул паказвае, што ТСА могуць быць наладжаны такім чынам, што будуць забараняць дзеянні забароненыя паводле закона або паводле жадання праваўладальніка. </text:p>
      <text:p text:style-name="P9">З другога боку ўзнікаюць абавязкі карыстальнікаў: </text:p>
      <text:list xml:id="list5720680900740304180" text:style-name="WWNum8">
        <text:list-item>
          <text:p text:style-name="P48">не абыходзіць (бяздзейнічаць) правілы рэалізаваныя ў ТСА і(ці) </text:p>
        </text:list-item>
        <text:list-item>
          <text:p text:style-name="P48">быць гатовымі адказваць перад законам за любы абыход ТСА, і(ці) </text:p>
        </text:list-item>
        <text:list-item>
          <text:p text:style-name="P48">не садзейнічаць абыходу ТСА, напрыклад, ствараючы адмысловыя прыстасаванні, або аказваючы кансультацыі.</text:p>
        </text:list-item>
      </text:list>
      <text:p text:style-name="P9"/>
      <text:p text:style-name="P9">Варта дадаць, што міжнародныя дамовы дэкларуюць толькі мінімальны ўзровень аховы аўтарскіх правоў. Бакі ўдзельнікі могуць выкарыстоўваць большую ахову правоў у сваіх дачыненнях. Скіраванасць на большае ўзмацненне аховы праявілася ў двух- ці шматбаковых пагадненнях аб свабодным гандлі (на 2011 год такіх пагадненняў было больш за 330). Такія пагадненні не толькі павысілі тэрмін аховы аўтарскага права (напрыклад, з 50 да 70 і нават да 90 год пасля жыцця аўтара), але і закранулі ўзмацненне санкцый за абыход ТСА [7, с.167-170; 34, с.311-313; 42, с.38-40]. </text:p>
      <text:p text:style-name="P9">Прыводзячы прыклад А<text:span text:style-name="T10">ў</text:span>стралійска-<text:span text:style-name="T10">а</text:span>мерыканскага <text:span text:style-name="T10">г</text:span>андлёвага пагаднення, Гасэр паказвае, што, па-першае, даецца вызначэнне ТСА больш шырокае, ў той жа час больш вузкае вызначэнне абмежаванняў і выключэнняў (напрыклад, забарона прыватнага капіравання). Па-другое, меры па забеспячэнню "эфектыўнасці" і "адэкватнасці" ТСА на парадак больш (напрыклад, увядзенне крымінальнай адказнасці за пастаўку прыладаў для абыхода ТСА), чым у Інтэрнет-дамовах [27, с.13-14].</text:p>
      <text:p text:style-name="P4"><text:span text:style-name="T2">Шэраг даследчыкаў і грамадскіх дзеячаў звяртае ўвагу на створаны дысбаланс правоў, дзе максімальны стандарт ахоўчых забеспячэнняў (выключных правоў праваўладальнікаў) нідзе не апісваецца, і падрэсліваюць, </text:span><text:soft-page-break/><text:span text:style-name="T2">што за апошнія дзесяцігоддзі мінімальны стандарт забеспячэнняў істотна ўзрос [43, с.134; 57, с.70-71].</text:span></text:p>
      <text:p text:style-name="P9"/>
      <text:p text:style-name="P9"/>
      <text:p text:style-name="P24"><text:bookmark text:name="_7tjhe69yw0v4"/>2.2. ТСА ў заканадаўстве Беларусі</text:p>
      <text:p text:style-name="P14"/>
      <text:p text:style-name="P9">Як апісвалася вышэй, беларускі ЗАП ўтрымлівае азначэнне ТСА ў артыкуле 4, і разумее пад ім “любыя тэхналогіі, тэхнічныя прылады або іх кампаненты, якія кантралююць доступ да аб'ектаў аўтарскага права або сумежных правоў, прадухіляюць або абмяжоўваюць здзяйсненне дзеянняў, якія не дазволены аўтарам або іншым праваўладальнікам у адносінах аб'екта аўтарскага права або сумежных правоў".</text:p>
      <text:p text:style-name="P9">Як бачым, гэта вызначэнне ўтрымлівае асноўную мэту, вызначаную для ТСА міжнароднымі дамовамі, а менавіта прадухіленне і абмежаванне дзеянняў не дазволеных праваўладальнікамі. </text:p>
      <text:p text:style-name="P9">Што тычыцца грамадзянскіх санкцый у дачыненні да парушальнікаў, яны вызначаны ў артыкуле 55 ЗАП. Частка 2 артыкула 55 ЗАП адмыслова акцэнтуе ўвагу на тым, што парушэннем АП прызнаюцца любыя дзеянні, якія без дазвола аўтараў або іншага праваўладальніка дазваляюць абыходзіць або садзенічаюць абыходу любых ТСА.</text:p>
      <text:p text:style-name="P9">У артыкуле 55 ЗАП адзначана, што парушэннем з’яўляецца ў тым ліку факт распаўсюду прыстасаванняў, які дазваляюць абыйсці любыя ТСА. </text:p>
      <text:p text:style-name="P9">Артыкулам 57 (параграф 3) <text:span text:style-name="T10">гэтага ж</text:span> закона падкрэсліваецца, што ўсе экзэмпляры твораў, выкананняў і фанаграм, вырабленыя з дапамогай абыходу ТСА з’яўляюцца кантрафактнымі. </text:p>
      <text:p text:style-name="P9">У беларускім АП не раскрываецца адміністратыўная або крымінальная адказнасці за абыход ТСА, як гэта ёсць у заканадаўствах некаторых іншых краін, але мы яе можам прачытаць ў адпаведных кодэксах. Напрыклад, санкцыя нормы артыкула 9.21 Кодэкса аб адміністратыўных правапарушэннях Рэспублікі Беларусь можа накласці штраф на парушальнікаў да 300 базавых велічын, а Крымінальны Кодэкс Рэспублікі Беларусь у артыкуле 201 прадугледжвае да 5 год пазбаўлення волі за парушэнне АП у дачыненні да <text:soft-page-break/>парушальнікаў, якія для камерцыйнай выгоды, наўмысна (з наяўнасцю віны) парушалі маёмасныя правы праваўладальніка.</text:p>
      <text:p text:style-name="P9">ТСА ў ЗАП кранаецца наўпрост або апасродкавана шэрагу іншых нормаў датычна: </text:p>
      <text:list xml:id="list5310215413186546471" text:style-name="WWNum6">
        <text:list-item>
          <text:p text:style-name="P49">выключэнняў з аўтарскага права (артыкул 7);</text:p>
        </text:list-item>
        <text:list-item>
          <text:p text:style-name="P49">пераходу твораў у грамадскі набытак (артыкул 21);</text:p>
        </text:list-item>
        <text:list-item>
          <text:p text:style-name="P49">людзей з абмежаваннямі зроку (артыкул 34);</text:p>
        </text:list-item>
        <text:list-item>
          <text:p text:style-name="P49">дзейнасці бібліятэк (артыкул 37);</text:p>
        </text:list-item>
        <text:list-item>
          <text:p text:style-name="P49">выкарыстання праграмнага забеспячэння для індывідуальных патрэб (артыкул 39)</text:p>
        </text:list-item>
      </text:list>
      <text:p text:style-name="P9">Наогул ускосна ТСА маюць уплыў на рэалізацыю ўсіх правоў, апісаных у главе 4 ЗАП, прысвечанай абмежаванням аўтарскага права.</text:p>
      <text:p text:style-name="P9">Такім чынам бачна, што беларускія нормы, якія рэгулююць адносіны выкарыстання ТСА, па-першае, гарманізаваны з міжнародным заканадаўствам, і, па-другое, гэтыя нормы кранаюцца вельмі шырокага спектра грамадзянскіх адносінаў.</text:p>
      <text:p text:style-name="P9"/>
      <text:p text:style-name="P9"/>
      <text:p text:style-name="P24"><text:bookmark text:name="_gjyps9huwc9i"/>2.3. Асаблівасці ТСА ў праве замежных краінаў і Еўрапейскага саюза</text:p>
      <text:p text:style-name="P9"/>
      <text:p text:style-name="P6">Украіна</text:p>
      <text:p text:style-name="P9">Ва ўкраінскім Законе “Аб аўтарскім праве і сумежных правах” у артыкуле 1 даецца вызначэнне ТСА:</text:p>
      <text:p text:style-name="P37">“... тэхнічныя прылады і (ці) тэхналагічныя распрацоўкі, прызначаныя для стварэння тэхналагічнай перашкоды парушэнню аўтарскага права і (ці) сумежных правоў пры ўспрыняцці і (ці) капіраванні абароненых (закадаваных) запісаў у фанаграмах (відэаграмах) і перадачах арганізацыя вяшчання або для кантролю доступа да выкарыстання аб'ектаў аўтарскага права або сумежных правоў.”</text:p>
      <text:p text:style-name="P9"><text:soft-page-break/>Азначэнне факусуецца на мэце ТСА, якія прызначаны для тэхналагічнай <text:s/>перашкоды парушэння або кантроля доступа. Самі ТСА - гэта тэхнічныя прылады і “тэхналагічныя распрацоўкі”. Асаблівы акцэнт робіцца на кадаванне медыя кантэнта ў тым ліку патокавага, які выкарыстоўваюць арганізацыі дротавага або эфірнага вяшчання. У астатнім вызначэнне вельмі падобнае да беларускага закону.</text:p>
      <text:p text:style-name="P9"/>
      <text:p text:style-name="P6">Расія</text:p>
      <text:p text:style-name="P9">ТСА вызначаецца ў артыкул<text:span text:style-name="T10">е</text:span> 1299 Грамадзянскага кодэкса Расійскай Федэрацыі. Паводле заканадаўца: </text:p>
      <text:p text:style-name="P37">“ТСА - гэта любыя тэхналогіі, тэхнічныя прыстасаванні або іх кампаненты, якія кантралююць доступ да твора, і прадухіляюць здзяйсненне дзеянняў, якія не дазволены аўтарам або іншым праваўладальнікам у адносінах да твора.”</text:p>
      <text:p text:style-name="P9">Гэта вызначэнне дакладна паўтарае міжнародныя нормы прапісаныя ў Інтэрнет дамовах САІУ. У тэксце вызначэння няма ўвагі, як працуюць ТСА, напрыклад, шыфраванне, пра якое было ўзгадана ва ўкраінскім законе. З вызначэння ТСА - можа быць любы сродак або тэхналогія, мэта якіх </text:p>
      <text:list xml:id="list5771354734392260690" text:style-name="WWNum17">
        <text:list-item>
          <text:p text:style-name="P50">кантраляваць доступ (“права доступа”) і </text:p>
        </text:list-item>
        <text:list-item>
          <text:p text:style-name="P50">прадухіляць здзяйсненне дзеянняў, недазволеных праваўладальнікам.</text:p>
        </text:list-item>
      </text:list>
      <text:p text:style-name="P9">У гэты ж артыкул Грамадзянскага кодэкса Расійскай Федэрацыі ўключаны пералік дзеянняў, які забараняецца рабіць: </text:p>
      <text:list xml:id="list4289744284569674574" text:style-name="WWNum10">
        <text:list-item>
          <text:p text:style-name="P55">нельга скасоўваць любыя абмежаванні створаныя ТСА без дазволу праваўладальніка; </text:p>
        </text:list-item>
        <text:list-item>
          <text:p text:style-name="P55">Здзяйсняць рэкламу, распаўсюд, пракат прыстасаванняў, якія парушаюць спаўную працу ТСА, або </text:p>
        </text:list-item>
        <text:list-item>
          <text:p text:style-name="P55">Аказваць паслугі, якія прыбіраюць працу ТСА.</text:p>
        </text:list-item>
      </text:list>
      <text:p text:style-name="P9">Таксама ў артыкуле 1299 Грамадзянскага кодэкса Расійскай Федэрацыі прапісаны дзеянні праваўладальніка для абароны свайго парушанага права:</text:p>
      <text:list xml:id="list5837128231154665893" text:style-name="WWNum11">
        <text:list-item>
          <text:p text:style-name="P51">права патрабаваць спраты стратаў, </text:p>
        </text:list-item>
        <text:list-item>
          <text:p text:style-name="P51">або кампенсацыі.</text:p>
        </text:list-item>
      </text:list>
      <text:p text:style-name="P9"><text:soft-page-break/>У тым ліку апісаны дзеянні карыстальніка, які ў выпадках свабоднага выкарыстання можа патрабаваць ад праваўладальніка зняць абмежаванні на выкарыстанне. Пры ўмове, што гэта "тэхнічна магчыма і не патрабуе істотных выдаткаў". Апошні сказ артыкула адназначна паказвае, што зняццё ТСА будзе магчымым толькі ў выпадку, калі гэта эканамічна мэтазгодна для праваўладальніка. Іншымі словамі, мы бачым на прыкладзе артыкула ў расійскім заканадаўстве, прымат ТСА над АП. </text:p>
      <text:p text:style-name="P9"/>
      <text:p text:style-name="P6">ЗША</text:p>
      <text:p text:style-name="P9">Амерыканскае заканадаўства (Акт аб аўтарскім праве ў лічбавым тысячагоддзі, далей ААПЛТ, DMCA) на сёння мае самае разгалінаванае рэгуляванне ТСА. Частка 12 ААПЛТ, гучыць як “Ахова капірайта і сістэм кіравання”. </text:p>
      <text:p text:style-name="P4"><text:span text:style-name="T2">ААПЛТ не дае вызначэння ТСА, але раскрывае яго праз дыспазыцыю нормы 1201(a): </text:span><text:span text:style-name="T6">“Ніводная персона не мусіць абыходзіць тэхналагічныя сродкі, якія эфектыўна кантралююць доступ да твораў абароненых”</text:span><text:span text:style-name="T2"> гэтым законам. У гэтым кароткім азначэнні раскрываецца мэта ТСА - эфектыўны кантроль доступа, а таксама аб’ект аховы - творы.</text:span></text:p>
      <text:p text:style-name="P9">Належныя паводзіны далей раскрываюцца адпаведна ў пунктах артыкула 1201(a)(2) і 1201(b) <text:s/>ніводная персона не можа ствараць, імпартаваць, распаўсюджваць, прапа<text:span text:style-name="T11">н</text:span>оўваць, арганізо<text:span text:style-name="T11">ў</text:span>ваць рух любых тэхналогіяў, прадуктаў, паслугаў, прыладаў, іх частак, якія спраектаваны або створаны для мэты абыходу тэхналагічных сродкаў, які<text:span text:style-name="T11">я</text:span> эфектыўна </text:p>
      <text:list xml:id="list2776731142641888956" text:style-name="WWNum12">
        <text:list-item>
          <text:p text:style-name="P56">кантралююць доступ да абароненых прадуктаў і</text:p>
        </text:list-item>
        <text:list-item>
          <text:p text:style-name="P56">ахоўваюць права праваўладальніка</text:p>
        </text:list-item>
      </text:list>
      <text:p text:style-name="P9">на ахоўваемыя пад ААПЛТ творы.</text:p>
      <text:p text:style-name="P9">Важна адзначыць, што 1201 мае свае абмежаванні і выключэнні, якія дэтальна распісаны датычна: </text:p>
      <text:list xml:id="list1330269301835444869" text:style-name="WWNum18">
        <text:list-item>
          <text:p text:style-name="P57">бібліятэкі Кангрэса;</text:p>
        </text:list-item>
        <text:list-item>
          <text:p text:style-name="P57">некамерцыйных бібліятэк, архіваў і адукацыйных інстытутаў;</text:p>
        </text:list-item>
        <text:list-item>
          <text:p text:style-name="P57">рэверс інжынерыі;</text:p>
        </text:list-item>
        <text:list-item>
          <text:p text:style-name="P57">дзейнасці службаў бяспекі, правапрымянення, іншых дзеянняў ураду;</text:p>
        </text:list-item>
        <text:list-item>
          <text:p text:style-name="P57"><text:soft-page-break/>даследвання шыфравання і несумяшчальнасці тэхнічных прыладаў;</text:p>
        </text:list-item>
        <text:list-item>
          <text:p text:style-name="P57">тэставання бяспекі;</text:p>
        </text:list-item>
      </text:list>
      <text:p text:style-name="P9">У тым жа раздзеле за парушэнне ТСА прадугледжвае як меры грамадзянскага ўздзеяння (сплата рэальнай шкоды, кампенсацыя), так и меры крымінальнага прымусу (артыкул 1204, ААПЛТ) (штрафы да $1 млн.) або турэмнае зняволенне да 10 год.</text:p>
      <text:p text:style-name="P9">З разгледжаных законаў пакуль толькі ААПЛТ мае апісаныя выключэнні і іх аб’ём, дзе абыход <text:s/>ТСА законны і, хаця б тэарэтычна, магчымы. Суб’ектыўна, 12 частка ААПЛТ выкладзена непроста, як для прачытання, так і разумення некаторых забеспячэнняў.</text:p>
      <text:p text:style-name="P9"/>
      <text:p text:style-name="P6">Еўрапейскае заканадаўства</text:p>
      <text:p text:style-name="P9">Рэгуляванне пытанняў ТСА ў Еўрапейскім саюзе здзяйсняецца ў рамках Дырэктывы 2001/29/ЕС.</text:p>
      <text:p text:style-name="P9">Дырэктыва 2001/29/EC (аб Інфармацыйным грамадстве) дае сваё вызначэнне ў артыкуле 6(3):</text:p>
      <text:p text:style-name="P37">“Тэхналагічныя сродкі” азначаюць любую тэхналогію, прыладу або яе кампанент, што пры нармальнай эксплуатацыі распрацавана для прадухілення або абмежавання дзеянняў, якія неўтарызаваны (дазволены) праватрымальнікам аўтарскага права, сумежных правоў, правоў на базы дадзеных sui generis, абазачаных у дырэктыве 96/9/EC, ў дачыненні да ахоўваемых твораў або іншых разглядаемых аб’ектаў (subject-matter).”</text:p>
      <text:p text:style-name="P9">Тут вызначаецца, што нармальная эксплуатацыя (“normal course of its operation”) мае мэтай прадухіленне або абмежаванне дзеянняў. Гэта значыць, што тэхналогіі або прылады ці іх часткі, якія ня маюць асноўнай мэтай прадухіленне або абмежаванне дзеянняў, не адносяцца да пералічанага мноства ТСА.</text:p>
      <text:p text:style-name="P9">Іншы пункт, што Еўрапейскае заканадаўства асобна выдзяляе правы на базу дадзеных sui generis (асобны від), і ўтрымлівае адсылачны запіс на норму іншага акта рэгулявання. Згодна артыкулу 7(1) Дырэктывы 96/9/EC sui generis правы азначаюць </text:p>
      <text:p text:style-name="P54"><text:soft-page-break/>“права стваральніка базы дадзеных, якое паказвае, што мелі месца якасныя і(ці) колькасныя інвестыцыі для сбора, праверкі, прадстаўлення кантэнта для таго, каб прадухіліць выняццё і(ці) паўторнае выкарыстанне цэлай або значнай часткі, ацэненага якасна і(ці) колькасна <text:span text:style-name="T13">кантэнт гэтай базы дадзеных.</text:span><text:span text:style-name="T12">”</text:span></text:p>
      <text:p text:style-name="P9">Падсумоўваючы сказанае ў дадзенай секцыі, сённяшнія вызначэнні многіх краінаў з амаль збалансаваны, адрозненні з большага адлюстроўваюць каларыт мясцовых практык фармулёўкі тэкстаў заканадаўства, сутнасць перадаецца такая, якая апісана ў міжнародным рэгуляванні.</text:p>
      <text:p text:style-name="P9">Акрамя таго, варта ўлічваць, што ў прававых акта<text:span text:style-name="T13">х</text:span> асобных дзяржаў ЕС маюцца свае палажэнні, якія тычацца ТСА. У якасці прыклада прывядзем адпаведныя палажэнні з права Польшчы. </text:p>
      <text:p text:style-name="P9">Польскае заканадаўства гарманізавана з дырэктывамі Еўрапейскага саюза, якія рэгулююць адносіны ў галіне аўтарскага права. Паводле часткі першай артыкула 6 польскай Уставы аб аўтарскім праве:</text:p>
      <text:p text:style-name="P37">"Тэхнічныя ахова - гэта любыя тэхналогіі або прылады, іх кампаненты, мэтай якіх з'яўляецца прадухіленне дзеянняў або абмежаванне дзеянняў, якія дазваляюць выкарыстанне твора або выкананняў з парушэннем аўтарскага права.</text:p>
      <text:p text:style-name="P37">Эфектыўнай тэхнічнай аховай з'яўляецца тэхнічная ахова, якая дазваляе ўпаўнаважаным асобам кантраляваць выкарыстанне ахоўваемага твора ці выканання праз выкарыстанне кода доступа або механізма аховы, у прыватнасці шыфравання, пранікнення або любую іншую трансфармацыю твора ці выканання або механізма кантроля, які дасягае мэты аховы."</text:p>
      <text:p text:style-name="P9">Вызначэнне ТСА ("тэхнічнай аховы") вельмі падобна да легальных вызначэнняў беларускага, украінскага, расійскага АП. </text:p>
      <text:p text:style-name="P9">У той жа час польскае АП выкарыстоўвае тэрміналогію (“эфектыўны”) з Інтэрнет дамоваў САІУ. Напрыклад, "эфектыўная тэхнічная ахова" ўключае ў сабе менавіта інструменты кантралявання выкарыстання твора, праз шыфраванне, пранікненне ў твор, або яго трансфармацыю, якія дазваляюць дасягнуць мэты аховы. </text:p>
      <text:p text:style-name="P9"><text:soft-page-break/>Таксама польскі заканадаўца пералічвае выдзяляе “механізм кантроля” і “механізмы аховы”. Механізм аховы варта разумець як набор тэхнічных метадаў уздзеяння на кантэнт (“шыфраванне”, “пранікненне”, “трансфармацыя”), а пад механізмам кантроля, можна меркаваць, заканаўца запоўніў астатнімі метадамі (арганізацыйнымі, педагагічнымі і інш) у тым ліку, якія мы ўжо бачылі пры разглядзе ў першай главе “кантроля правоў” (якое права ў якім памеры абмежавана) і “кантроля доступа” (колькі, якія дзеянні, кім могуць выкананы).</text:p>
      <text:p text:style-name="P9">Важна заўважыць, што з разгледжаных законаў, польскае аўтарскае права мае крымінальныя забеспячэнні непасрэдна ў тэксце. Напрыклад, у моц артыкула 118(1) асоба, якая замаецца вытворчасцю або рэкламаваннем сродкаў абыходу ТСА караецца тэрмінам пазбаўлення волі да трох гадоў, а хто заховае такія прыстасаванні або іх часткі можа атрымаць да года пазбаўлення волі. <text:span text:style-name="T13">Як мы ўжо бачылі падобныя</text:span> карн<text:span text:style-name="T13">ыя</text:span> <text:span text:style-name="T13">палажэнні</text:span> характэрн<text:span text:style-name="T13">ы</text:span> для амерыканскага заканадаўства. </text:p>
      <text:p text:style-name="P9"/>
      <text:p text:style-name="P9">Такiм чынам, з разгледжаных заканадаўстваў, толькі амерыканскае ўтрымлівае найбольш дэталізаваны пералік выключэнняў, якія дазваляюць абыход ТСА на законных паставах. Таксама бачна, што прапанаваных выключэнняў, што яны для прыватнага выпадку будуць разгл<text:span text:style-name="T13">е</text:span>джеданы, калі іх абыход будзе эканамічна мэтазгодны і не будзе парушаць прынятыя міжнароднымі дамовамі “абмежаванні і выключэнні”. Таксама важна заўважыць, што праваўладальнік атрымлівае наступны пералік правоў:</text:p>
      <text:list xml:id="list2009200806524437855" text:style-name="WWNum7">
        <text:list-item>
          <text:p text:style-name="P58">Права выкарыстоўваць ТСА.</text:p>
        </text:list-item>
        <text:list-item>
          <text:p text:style-name="P58">Права забараняць абыход ТСА.</text:p>
        </text:list-item>
        <text:list-item>
          <text:p text:style-name="P58">Права забараняць продаж сродкаў абыходу ТСА.</text:p>
        </text:list-item>
        <text:list-item>
          <text:p text:style-name="P58">Права атрымліваць законную кампенсацыю за абыход ТСА парушальнікамі.</text:p>
        </text:list-item>
      </text:list>
      <text:p text:style-name="P9">Тры апошнія правы больш паходзяць на імператыўныя нормы заканадаўства, што дазваляе ім у тым ліку задзейнічаць адміністратыўны і крымінальны пераслед для парушальнікаў.</text:p>
      <text:p text:style-name="P19"><text:bookmark text:name="_psp0kwyxdmhc"/></text:p>
      <text:p text:style-name="P19"><text:bookmark text:name="_6h1sdinkoxxp"/></text:p>
      <text:p text:style-name="P22"><text:bookmark text:name="_py2az7siv6s"/>РАЗДЗЕЛ 3. УПЛЫЎ ТСА НА ІНШЫЯ ПРАВЫ ЧАЛАВЕКА</text:p>
      <text:p text:style-name="P32"/>
      <text:p text:style-name="P24"><text:bookmark text:name="_rv23bjzdderg"/>3.1. Канкурэнцыя правоў </text:p>
      <text:p text:style-name="P14"/>
      <text:p text:style-name="P9">Зараз больш дэтальна разгледзім узаемадзяенне ТСА з іншымі правамі абазначанымі ў дзейсным ЗАП, пра якія ўзгадвалі ў папярэднім раздзеле. Як мы ўжо разглядалі ў главе 2 ТСА забеспячэнні можна знасці ў шэрагу артыкулаў ЗАП, якія непасрэдна (напрыклад, артыкулы 34, 37, 55, 57), або ўскосна (напрыклад, артыкулы 7, 21, 39, глава 4) кранаюцца правоў карыстальнікаў. </text:p>
      <text:p text:style-name="P9">Набор гэтых правоў уступае ў канкурэнцыю з правамі праваўладальнікаў. Але на сёння, сітуацыя ў АП наадварот, правы карыстальнікаў - гэта “абмежаванні і выключэнні”, якія разглядаюцца ў кожным асобным выпадку і, якія нельга лічыць за права. </text:p>
      <text:p text:style-name="P9">Напрыклад, Брытанскі ўрадавы сайт утрымлівае, выпушчаны Офісам Інтэллектуальнай Уласнасці, набор інструкцый з пакрокавым алгартымам, як карыстальнікі кантэнта могуць рэалізаваць свае правы праз адміністратыўную працэдуру скаргі на праваўласніка, які выкарыстаўвае ТСА незаконна. </text:p>
      <text:p text:style-name="P9">Важны і станоўчы крок, што падобная інструкцыя наогул існуе і прынята дзяржаўная працэдура, якая зразумела для звычайнага грамадзяніна. Усе крокі і крытэрыі падачы выкладзены даволі ясна. Ёць тэрміны разгляду і месца апублікавання разгл<text:span text:style-name="T13">е</text:span>дж<text:span text:style-name="T13">а</text:span>ных скаргаў, таксама ў выпадку адмовы (out of scope). У прыведеным pdf-дапаможніку таксама патлумачаны выпадкі, якія падлягаюць абскарджванню.</text:p>
      <text:p text:style-name="P9">Аднак гэта інструкцыя нікуды не хавае слабыя бакі АП і адразу папярэджвае, што дзеянні дзяржаўнага сакратара не будуць накіраваны на падрыў жадання (матывацыі) крэатыўнай індустрыі працягваць вытворчасць кантэнта. Гэта азначае як вынік, што прыярытэт у правах маюць праваўладальнікі, не карыстальнікі. Падобнае палажэнне мы бачылі ў артыкуле 1299 Грамадзянскага Кодэкса Расійскай Фэдэрацыі (гл. раздзел 2).</text:p>
      <text:p text:style-name="P9"/>
      <text:p text:style-name="P9"><text:soft-page-break/>Шэраг вучоных прававедаў, лічыць, што сітуацыю можна выправіць, надаўшы выключэнням і абмежаванням статус правоў, і рэгламентаць абавязкі праваўладальнікаў. Такім чынам збалансаваць сацыяльны кантракт [28, 33; 24; 41].</text:p>
      <text:p text:style-name="P9">Гейгер заўважае, калі выключныя правы (капірайт) разглядаюцца, як <text:s/>фундаментальнае права, якое канкуруе з іншымі фундаметальнымі правамі чалавека, як з правам на ўдзел у культуры і навуцы, і якое дае шмат магчымасцяў праваўладальніку, законатворцам варта надзяліць праваўладальніка дадатковымі абавязкамі ў такім выпадку. </text:p>
      <text:p text:style-name="P9">Іншымі словамі, сённяшняя сітуацыя з ТСА забеспячэнням падрывае сацыяльны кантракт, які ляжыць у аснове кожнага права, бо новае права для суб’екта павінна ствараць новы абавязак для дадзенага суб'екта, гэта дазваляе захаваць баланс. </text:p>
      <text:p text:style-name="P9">У дачыненні да ТСА, такі баланс можа быць дасягнуты праз абавязак праваўладальніка больш шырокага распаўсюду твораў, напрыклад, забарона спынення распаўсюду абароненых твораў: бяспечны доступ да сіроцкіх або ненадрукаваных твораў, забарона выкарыстання кантрактаў або ТСА, што блакуюць абмежаванні і выключэнні з АП [28, с.93]. </text:p>
      <text:p text:style-name="P9">Артыкулы 34, 37 і 39 з главы 4 ЗАП паказваюць, як ТСА ўзаемадзейнічаюць з правамі на доступ да крыніц ведаў, свабодай інфармацыі і свабодай слова. </text:p>
      <text:p text:style-name="P9"/>
      <text:p text:style-name="P9"/>
      <text:p text:style-name="P24"><text:bookmark text:name="_hgm78p8p1np7"/>3.2. Доступ да твораў людзей з абмежаваннямі зроку</text:p>
      <text:p text:style-name="P9"/>
      <text:p text:style-name="P9">Разам з рэгламентацыяй умоваў доступа да ведаў артыкул 34 ЗАП рэгулюе парадак ўзнаўлення твораў для сляпых і слабабачачых асоб, а таксама паказвае ролю ТСА ў гэтым працэсе. Часцы 2 дадзенага артыкула мае абмежаванне, якое падкрэслівае, што адаптаваныя для слабабачачых асобаў творы павінны распаўсюджвацца спосабамі, "якія выключаюць шырокі доступ" асобаў, для якіх <text:s/>адаптаваныя творы не прызначаны. У дадзеным выпадку, выключаючы арганізацыйныя захады, ТСА застаюцца самым дзейсным падыходам, які абмяжоўвае доступ да падобных твораў. </text:p>
      <text:p text:style-name="P9"><text:soft-page-break/></text:p>
      <text:p text:style-name="P9">Важна адзначыць, што выкарыстанне праваўладальнікамі абмежвання "права на доступ" у артыкуле 34 ЗАП ўскладае на інстутуты, якія маюць забяспечваць доступ да крыніцаў ведаў людзям з абмежаванымі магчымасцямі, дадатковы абавязак стварэння, набыцця і падтрымкі ў спраўным стане ТСА для таго, каб не парушыць вышэй абазначаныя абмежаванні.</text:p>
      <text:p text:style-name="P9">Маракешскае пагадненне, закліканае палепшыць доступ да апублікаваных творах для асобаў з абмежаваннямі зроку або магчымасці ўспрымаць друкаваную інфармацыю 2013 года, таксама мае некалькі забеспячэнняў тадытычна ТСА.</text:p>
      <text:p text:style-name="P9">У артыкуле сёмым разглядаемай міжнароднай дамовы адзначаецца:</text:p>
      <text:p text:style-name="P36">“Краіны ўдзельніцы мусяць прыняць адпаведныя меры, калі неабходна, упэўніцца, што, калі яны забяспечаць дастатковую законную ахову і законную кампенсацыю супраць абыходу тэхналагічных сродкаў, што гэта законная абарона не перапыняе правы бенефіцыянтаў ад іх задавальнення абмежаваннямі і выключэннямі, якія абазначаны ў 11 артыкуле гэта Дамовы”.</text:p>
      <text:p text:style-name="P9">Пералік абмежаванняў і выключэнняў прапанаваны ў артыкуле 11 адразу звязвае ўсе абмежаванні і выключэнні з адпаведнымі артыкуламі такіх міжнародных пагадненняў як Бернская канвенцыя (1971), ТРІПС (1994), Інтэрнет Дамовамі САІУ (1996). </text:p>
      <text:p text:style-name="P9">Усе пункты артыкула прыводзяць да так заванага "трох крокавага тэста". Згодна гэтаму тэсту: </text:p>
      <text:list xml:id="list8354581532879062040" text:style-name="WWNum19">
        <text:list-item>
          <text:p text:style-name="P52">дазваляецца выкарыстанне твора ў дакладных выпадках, </text:p>
        </text:list-item>
        <text:list-item>
          <text:p text:style-name="P52">такое выкарыстанне не канфліктуе з нармальнай эксплуатацыяй твора, </text:p>
        </text:list-item>
        <text:list-item>
          <text:p text:style-name="P52">а таксама не парушае законныя інтарэсы праваўладальніка.</text:p>
        </text:list-item>
      </text:list>
      <text:p text:style-name="P9">Сам трохкрокавы тэст неадназначна ўспрымаецца шматлікімі навукоўцамі прававедамі і практыкамі [41, с.59; 22, с.244; 34, с.337; 38, с.572-573), а таксама пакідае правы людзей з праблемамі зроку ў нявызначаным стане і хутчэй, як мы ўжо вышэй падкрэслівалі, як не правы, а кропкавыя выключэнні і абмежаванні.</text:p>
      <text:p text:style-name="P9"><text:soft-page-break/>Маракешская дамова была падпісана ў 2013 годзе, але дагэтуль толькі 33 краіны на студзень 2018 [31] ратыфікавалі яе, большасць гэтых краін адносіцца да развіваючышся. Гэта значыць, што развітыя краіны ўдзельніцы (так званы глабальная Поўнач), якія маюць пераважную колькасць твораў, абароненых ТСА, з большага не далучыліся да гэтай дамовы (выключэнні Канада, Аўстралія, Паўднёвая Карэя).</text:p>
      <text:p text:style-name="P9">Рэспубліка Беларусь пакуль таксама не далучылася да дамовы. Такім чынам, забеспячэнні Маракешскай дамовы пакуль не кранаюцца беларускіх грамадзян. </text:p>
      <text:p text:style-name="P9">Мяркую, што нават пры ратыфікацыі Маракешскай дамовы, сітуацыя для людзей з абмежаваным зрокам зменіцца не істотна, асабліва прымаючы да ўвагі артыкулы 7 і 11 Маракешскай дамовы, якія вяртаюць нас да невырашанай сітуацыі з “абмежаваннямі і выключэннямі”.</text:p>
      <text:p text:style-name="P9">Можна дапусціць, што змены ў ЗАП датычна людзей з абмежаваным зрокам, якія на студзень 2018 года разглядаюцца парламентам і сапраўды прадугледжваюць пэўныя змены ў 34 артыкуле ЗАП. </text:p>
      <text:p text:style-name="P9">Перш за ўсё прапануецца замяніць назву артыкула 34 ЗАП. Зараз яна будзе гучаць, як "Свабоднае выкарыстанне твораў для сляпых, слабабачачых і іншых асобаў з абмежаванымі магчымасямі ўспрымаць друкаваную інфармацыю". Вельмі падобна на аб’ём беніфіцыяраў, які прапаноўваецца Маракешскай дамовай (2013). </text:p>
      <text:p text:style-name="P9">Далей, заканадаўца больш дакладна распісаў, што экзэмпляры твораў для вышэй пазначанага колаў беніфіцыяраў могуць быць: імпартаваны, распаўсюджаны, дадзены ў бязвыплатнае карыстанне, здадзены ў пракат. Пры іх законным набыцці або стварэнні.</text:p>
      <text:p text:style-name="P9">Варта адзначыць, што ўсе пералічаныя спосабы былі магчымы і ў папярэдняй рэдакцыі без дэтальнай іх рэгламентацыі, засноўваючыся на агульным прынцыпе грамадзянскага права, "што прама не забаронена, тое дазволена".</text:p>
      <text:p text:style-name="P9">Нарэшце пункт першы артыкула 37 ЗАП прапанаванай рэдакцыі завяршаецца паўторам папярэдняй версіі артыкула, а менавіта ўсе пералічаныя аперацыі з адаптаванымі творамі могуць быць рэалізаваны ў выпадку “выключэння неабмежаванага кола асобаў, для якіх гэтыя экзэмпляры не прызначаны”.</text:p>
      <text:p text:style-name="P9"><text:soft-page-break/>Падсумоўваючы сказанае, сённяшнія змены ніяк не спрашчаюць доступ да ведаў, бо аб’ём абмежавання артыкула 34 застаецца нязмененым і заканадаўства не прадугледжвае ніякіх дадатковых працэдур для рэалізацыі права беніфіцыяраў абазначанага артыкула.</text:p>
      <text:p text:style-name="P9">Для выпраўлення сітуацыі ў ЗАП патрэбна кіравацца наступнымі падыходамі: </text:p>
      <text:list xml:id="list293576190197129369" text:style-name="WWNum1">
        <text:list-item>
          <text:p text:style-name="P59">стварэнне, распаўсюд, мадыфікацыя аб’ектаў аўтарскага права, адаптаваных для людзей з праблемамі зрока і чытання друкаванага тэксту павінна быць свабодна дазволены, </text:p>
        </text:list-item>
        <text:list-item>
          <text:p text:style-name="P60"><text:span text:style-name="T2">калі гэта мадыфікацыя не перашкаджае законным інтарэсам праваўладальніка, які </text:span><text:span text:style-name="T1">ўжо</text:span><text:span text:style-name="T2"> выкарыстоўвае экзэмпляры аб’екта ў грамадскім звароце, </text:span></text:p>
        </text:list-item>
        <text:list-item>
          <text:p text:style-name="P59">па коштах, вызначаных урадам.</text:p>
        </text:list-item>
        <text:list-item>
          <text:p text:style-name="P59">Калі падобны прадукт не знаходзіцца ў грамадскім звароце больш за год любыя дзеянні (мадыфікацыя, распаўсюд у тым ліку і на камерцыйнай аснове) асобы па адаптацыі твора для бенефіцыяраў лічацца законнымі.</text:p>
        </text:list-item>
      </text:list>
      <text:p text:style-name="P9"/>
      <text:p text:style-name="P9"/>
      <text:p text:style-name="P23"><text:bookmark text:name="_7kwcp4nfvdm"/>3.3. Дзейнасць бібліятэк</text:p>
      <text:p text:style-name="P9"/>
      <text:p text:style-name="P9">Дзейнасць бібліятэк рэгламентуецца артыкулам артыкул 37 ЗАП, які дапускае без узгаднення з праўладальнікам перадаваць у часовае выкарыстанне электронныя версіі асобнікаў твораў пры ўмовах:</text:p>
      <text:list xml:id="list8459751211886505780" text:style-name="WWNum15">
        <text:list-item>
          <text:p text:style-name="P61">толькі ў памяшканнях бібліятэк,</text:p>
        </text:list-item>
        <text:list-item>
          <text:p text:style-name="P61">у тым ліку выкарыстаннем лакальных сетак і дыстанцыйнага доступа</text:p>
        </text:list-item>
        <text:list-item>
          <text:p text:style-name="P61">пры ўмове выкарыстання ТСА,</text:p>
        </text:list-item>
        <text:list-item>
          <text:p text:style-name="P61">выключаючых магчымасць рабіць поўныя электронныя і папяровыя копіі карыстальнікамі бібліятэкі.</text:p>
        </text:list-item>
      </text:list>
      <text:p text:style-name="P9"><text:soft-page-break/>Такім чынам, з аднаго боку ТСА забяспечваюць кантроль доступа да электронных экзэмпляраў твораў, якія змяшчаюцца ў бібліятэцы, адначасова абмяжоўваючы выкарыстанне твора наведвальнікамі. З другога боку, у бібліятэк узнікае абавязак ствараць ТСА, каб папярэдзіць любое прама не дазволенае выкарыстанне экзэмпляра.</text:p>
      <text:p text:style-name="P9"/>
      <text:p text:style-name="P9">Хаця Д.У. Іванова адзначае, што бібліятэкам у межах артыкула 37 дазволена зрабіць копію для сваіх патрэбаў [5, с.319], у гэтым артыкуле няма ніякіх абмежаванняў для ТСА, якія б дазвалялі бібліятэкам ствараць рэзервовыя копіі электронных экзэмпляраў твораў у тым ліку. Такім чынам, ЗАП пакідае не адказаным для бібліятэк пытанне: ці магчыма абыходзіць ТСА, каб зрабіць рэзервовую копію.</text:p>
      <text:p text:style-name="P9">Уявім, што бібліятэка вырашыць усё ж зрабіць копію, папрасіўшы дазволу праваўладальніка. Паўстае дзве праблемы, якія радыкальна змяншаюць шанцы на рэзервовае капіраванне. </text:p>
      <text:p text:style-name="P9">Першая перашкода - неабходна знайсці праваўладальніка і заключыць дамову на дазвол абыходу ТСА або атрымання копіі. </text:p>
      <text:p text:style-name="P9">Другая перашкода тэхнічная, ТСА могуць быць пабудаваны з мэтай цэнтралізацыі захоўвання, таму запыт <text:span text:style-name="T14">бібліятэкараў</text:span> можа не ўкладацца ў бізнес-мадэль выдаўца (праваўладальніка). Або творы, што знаходзяцца пад ТСА, напрыклад, не могуць быць пазычаны бібліятэкамі, таму, што прывязваюцца да канкрэтнага носьбіта (які не можа быць пазычаны, або законна абыйдзены), або да камп’ют<text:span text:style-name="T14">а</text:span>ра [35, с.1200].</text:p>
      <text:p text:style-name="P9">У іншым выпадку хутчэй за ўсё бібліятэкары не будуць рабіць копію, бо магчымы наступствы артыкула 55 ЗАП. Такім чынам, бібліятэкі прымушаюцца сачыць больш, каб не абылося любое несанкцыяванае капіраванне, чым пашыраць доступ ведаў да чытачоў [4, с.25-26]. Гэтыя паводзіны ў сваю чаргу дэфармуюць міссію, якая закладваецца ў бібліятэкі - захоўваць веды і забяспечваць карыстальнікам доступ да іх [34, с.311; 42, с.103].</text:p>
      <text:p text:style-name="P9">Згодна Івановай, большасць электронных бібліятэк зацікаўлены менавіта ў магчымасцях дыстанцыйнага ўдаленага доступа да крыніцаў, не абмяжоўваючыся лакальнымі сеткамі. Але пры гэтым павінны выкарыстоўвацца ТСА, якія будуць абмяжоўваць магчымасць зрабіць поўную <text:soft-page-break/>копію, а пры невыкананні гэтай умовы бібліятэкі будуць парушаць артыкул 37 (Іванова 2014, с.318-319) і несці адказнасць згодна артыкулу 55 ЗаАПіСП. </text:p>
      <text:p text:style-name="P9">Варта разглядзець падыход, які прапануецца расійскім бібліятэкарам у брашуры “Аўтарскае права і бібліятэкі” пад рэдакцыяй Шрайберга (2007). На старонцы 20 гэтай брашуры паказваецца, што шэраг бібліятэк былі здзіўленыя фармулёўкай нормы, дзе павінна з дапамогай ТСА быць забяспечана выкарыстанне твораў ў памяшканнях бібліятэкі, калі, напрыклад, памяшкання ў бібліятэкі наогул няма [18, с.20]. </text:p>
      <text:p text:style-name="P9"/>
      <text:p text:style-name="P9">Для выпраўлення сітуацыі з ТСА ў шэрагу з арганізацыйнымі захадамі ў дзейнасці бібліятэк ў ЗАП трэба асобным пунктам пазначыць, што </text:p>
      <text:list xml:id="list2445107445904402792" text:style-name="WWNum4">
        <text:list-item>
          <text:p text:style-name="P62">некамерцыйныя бібліятэкі, а таксама архівы і навучальныя ўстановы могуць рабіць рэзервовыя копіі без запыту праваўладальніка, а таксама абыходзіць ТСА для мэтаў, для якіх установы былі створаны,</text:p>
        </text:list-item>
        <text:list-item>
          <text:p text:style-name="P62">у тым ліку могуць ствараць архівы даступныя дыстанцыйна (анлайн) у адкрытым доступе з публічнай дамовай далучэння да ўсіх карыстальнікаў, </text:p>
        </text:list-item>
        <text:list-item>
          <text:p text:style-name="P62">дзе для забеспячэння правоў праваўладальнікаў, карыстальнікі павінны абмежавацца толькі асабістым некамерцыйным выкарыстаннем твораў у электроннай або іншай форме экзэмпляраў аб’ектаў, якія знаходзяцца пад аховай АП (тут асобнае пытанне тэрмінаў АП), </text:p>
        </text:list-item>
        <text:list-item>
          <text:p text:style-name="P62">і свабодным выкарыстаннем твораў, тэрмін дзеяння АП на якія сцёк.</text:p>
        </text:list-item>
        <text:list-item>
          <text:p text:style-name="P62">Для забеспячэння інтарэсаў праваўладальнікаў, яны могуць за свой кошт устанаўліваць у бібліятэках або загаддзя сістэмы ЛВЗ на экзэмпляры твораў, якія не будуць перашкаджаць свабоднаму іх капіраванню і не будуць парушаць прыватнасць карыстальнікаў.</text:p>
        </text:list-item>
        <text:list-item>
          <text:p text:style-name="P62">Важна адзначыць, што інфармацыю з пазнакай асабістых немаёмасных правоў на творы прыбіраць або змяняць забараняецца. Дазваляецца прыбіраць або змяняць толькі ў выпадку адэкватнай іх замены на тым жа або мадыфікаваным экзэмпляры аб’екта АП.</text:p>
        </text:list-item>
      </text:list>
      <text:p text:style-name="P30"/>
      <text:p text:style-name="P30"/>
      <text:p text:style-name="P24"><text:bookmark text:name="_561wp4snfs8e"/><text:soft-page-break/>3.4. Выкарыстанне праграмнага забеспячэння для індывідуальных патрэб</text:p>
      <text:p text:style-name="P9"/>
      <text:p text:style-name="P9">ТСА ў 39 артыкуле ЗАП выконвае сваю ролю як мінімум двойчы, літара закона пра гэта ніяк наўпрост не ўзгадвае. Дадзены артыкулы сцвярждае, што, па-першае, асоба, якая правамерна набыла экзэмпляр прапрыетарнай праграмы, мае права рабіць копію гэтай праграмы для архіўных мэтаў або ўзнаўлення праграмы пры знішчэнні яе арыгінала. Па-другое, асоба мае права адаптаваць праграму для прымянення без змены зыходнага коду для асабістых патрэб.</text:p>
      <text:p text:style-name="P9">З аднаго боку, у дадзеным выпадку ТСА могуць кантраляваць доступ да функцыі капіравання праграмы і не дазволіць гэта зрабіць карыстальніку ні ў якім разе: законнага або незаконнага капіравання. А з другога боку, ТСА могуць кантраляваць магчымасць змяняць праграму для патрэбаў за кошт закрытага коду праграмы.</text:p>
      <text:p text:style-name="P9">Варта адзначыць, што артыкул 39 ЗАП прадпісвае паводзіны:</text:p>
      <text:list xml:id="list6431172905169391208" text:style-name="WWNum2">
        <text:list-item>
          <text:p text:style-name="P53">выдаліць калі не будзе патрэбы, </text:p>
        </text:list-item>
        <text:list-item>
          <text:p text:style-name="P53">не выкарыстоўваць для стварэння іншых праграм,</text:p>
        </text:list-item>
        <text:list-item>
          <text:p text:style-name="P53">не парушаць "іншым" дзеяннем правы праваўладальніка.</text:p>
        </text:list-item>
      </text:list>
      <text:p text:style-name="P9">Іншымі словамі, ТСА ў артыкуле 39(2) ЗАП кантралююць таксама правы праваўладальніка. У тым жа артыкуле выкарыстанне праграмы з адкрытым кода можа быць абмежавана толькі ліцэнзійнай дамовай (дазволам ліцэнзіяра).</text:p>
      <text:p text:style-name="P9">Неабходна дадаць некалькі думак пра забеспячэнне артыкула 39 ЗАП, а менавіта магчымаць адаптаваць праграму пад свае патрэбы. Прапрыетарнае праграмнае забеспячэнне мае закрыты код. Закрыты код у дадзеным выпадку выступае як ТСА [42<text:span text:style-name="T14">]</text:span>, які кантралюе доступ да кода і тым самым блакуе магчымасць адаптацыі праграмаў для мясцовых патрэбаў, напрыклад, пераклад на мову меньшасці для адукацыйных мэтаў або пашырэнне функцыянальнасці праграмы для людзей з абмежаванымі магчымасцямі [44, с.27].</text:p>
      <text:p text:style-name="P9">Важнай магчымасцю ТСА з’яўляецца магчымаць кантраляваць не толькі доступ да праграм, але і доступ да кантэнта. Тыповым выпадкам <text:soft-page-break/>з’яўляецца, калі заканчваецца перыяд аплаты карыстання праграмы, заканчваецца і доступ да ўсяго, што створана карыстальнікам у гэтай праграме (пры персанальным карыстанні). Калі вярнуцца да бібліятэк, сканчэнне аплаты праграм можа азначаць спыненне доступа да ведаў (баз дадзеных), якія знаходзяцца пад ТСА гэтых праграм [42, с.118].</text:p>
      <text:p text:style-name="P9">Дзеянне ТСА датычна камп’ютарных праграм узмацняецца выкарыстаннем так званай “абгортачнай ліцэнзіі”. У артыкуле 44 пункт<text:span text:style-name="T14">а</text:span> 7 <text:span text:style-name="T14">ЗАП</text:span> дапушчаецца магчымасць заключаць ліцэнзійныя дамовы, выкладзеныя на ўпакоўцы экзэмпляра праграмы. Такія ліцэнзійныя дамовы з’яўляюцца дамовамі далучэння. Для выкарыстання прапануемай праграмы неабходна пагадзіцца з умовамі ліцэнзіі цалкам, або адмовіцца ад выкарыстання праграмы наогул. Тут дзейнічае прынцып: або прымаеш усе ўмовы, або нічога не атрымліваеш. </text:p>
      <text:p text:style-name="P9">Згодна 398 артыкулу ГК, дамова далучэння прапануецца ў стандартных формах, таму іншы бок можа акцэптаваць толькі шляхам далучэння да прапанаваных умоваў цалкам. Але ў той жа час, артыкул сцвярджае, што акцэптант мае права патрабаваць спынення, або змены дамовы. Хаця б тэарэтычна гэта права можа быць рэалізавана нават, калі дамова не супярэчыць заканадаўству, але:</text:p>
      <text:list xml:id="list5197461960005415692" text:style-name="WWNum22">
        <text:list-item>
          <text:p text:style-name="P63">пазбаўляе акцэптанта правоў, якія звычайна прадастаўля<text:span text:style-name="T14">ю</text:span>цца дамовамі такога віда;</text:p>
        </text:list-item>
        <text:list-item>
          <text:p text:style-name="P63">выключае або абмяжоўвае адказнасць іншага боку за парушэнне абавязальніцтваў;</text:p>
        </text:list-item>
        <text:list-item>
          <text:p text:style-name="P63">або ўтрымлівае абцяжарваючыя для акцэптанта ўмовы. Гэтыя ўмовы не былі б прыняты, калі акцэптант мог удзельнічаць у вызначэнні ўмоваў дамовы.</text:p>
        </text:list-item>
      </text:list>
      <text:p text:style-name="P9">Другая і трэцяя ўмова балансуе права аферэнта (праваўладальніка) і права акцэптанта (карыстальніка). </text:p>
      <text:p text:style-name="P9">Выкарыстанне абгорт<text:span text:style-name="T14">а</text:span>чных ліцэнзійных дамоваў з ТСА дае яшчэ адну прававую перавагу. Карыстальнік праграмы часта становіцца проста яе арэндатарам і абавязаны выконваць абнаўленні праграмы, што без неабходнасці цягне выдаткі абнаўленне самога апаратнага забеспячэння (кап’ютараў) <text:span text:style-name="T15">[44</text:span>, с.19].</text:p>
      <text:p text:style-name="P9"><text:soft-page-break/>Па меркаваню Федарука, часам выкарыстанне ТСА на праграманае забеспячэнне заходзіць так далёка, што выклікае справядлівую крытыку праваабаронцаў таму, што куплены прадукт немагчыма скапіраваць, у тым ліку добрасумленна для асабістых архіўных мэтаў [15, с.376]. Важна прадрэсліць, што падобныя дзеянні складана апраўдаць высокай ступенню схавання доказаў і вялікімі судовымі выдаткамі. </text:p>
      <text:p text:style-name="P42">Артыкул 39 ЗАП пакідае толькі за праватрымальнікамі дазвол на выкарыстанне твораў, але ніяк не рэгламентуецца абыход ТСА без парушэння <text:s/><text:span text:style-name="T15">аўтарскага права</text:span> [17, с.2].</text:p>
      <text:p text:style-name="P42"/>
      <text:p text:style-name="P42">Такім чынам, для выпраўлення сітуацыі з ТСА ў звароце праграмнага забеспячэння і ў <text:s/>законатворчай дзейнасці варта прытрымлівацца наступных прынцыпаў і крокаў:</text:p>
      <text:list xml:id="list1640824551031942282" text:style-name="WWNum16">
        <text:list-item>
          <text:p text:style-name="P64">Вызначыць дарожную карту па абавязковаму пераходу ўсіх інфармацыйных і праграмных сістэм, на які працуюць у дзяржаўнай некамерцыйнай сферы на свабоднае і адкрытае праграмнае забеспячэнне.</text:p>
        </text:list-item>
        <text:list-item>
          <text:p text:style-name="P64">У прыватным карыстанні некамерцыйныя паводзіны карыстальнікаў павінны абмяжоўвацца толькі тады, калі яны парушаюць грамадскі зварот арганізаваны самім праваўладальнікам з належным ўзроўнем даступнасці твораў ў дадзенай мясцовасці.</text:p>
        </text:list-item>
        <text:list-item>
          <text:p text:style-name="P64">Усе <text:span text:style-name="T15">праграмы, а таксама </text:span>воблачныя (анлайн) сэрвісы павінны мець функцыю экспарта ўсяго кантэнта (ў адкрытых фарматах), створанага карыстальнікам, перад сканчэннем платнай падпіскі.</text:p>
        </text:list-item>
      </text:list>
      <text:p text:style-name="P9"/>
      <text:p text:style-name="P9"/>
      <text:p text:style-name="P24"><text:bookmark text:name="_eenlemtyrsup"/>3.5. Выключэнні з аўтарскага права і пераход твораў у грамадскі здабытак</text:p>
      <text:p text:style-name="P9"/>
      <text:p text:style-name="P9">Артыкул 7 ЗАП вызначае межы АП. А менавіта тыя творы, якія не з'яўляюцца аб’ектамі аўтарскага права: афіцыйныя дакументы (статуты арганізацый, судовыя пастановы, прававыя акты, аміністратыўныя дакументы), дзяржаўныя сімвалы, сімвалы ўзнагарод, дзяржаўных знакаў, фальклор, <text:soft-page-break/>таксама АП не дзейнічае на ідэі, метады, сістэмы, спосабы, канцэпцыі, прынцыпы, факты, акрыцці, нават калі яны выяўлены ў пэўнай форме. Датычна гэтых твораў чалавека выключныя правы не могуць дзейнічаць наогул.</text:p>
      <text:p text:style-name="P9">У артыкуле 21 ЗАП апісаны ўмовы пераходу твору ў грамадскі набытак. На гэтым асабістыя немаёмасныя правы аўтара працягваюць дзейнічаць, але маёмасныя (выключныя) правы праваўладальніка прыпыняюцца. На гэтым прыпыняецца манаполія праваўласніка на творы, з гэтага часу кожны можа карыстацца эканамічнымі правамі, якія належалі толькі праваўладальніку.</text:p>
      <text:p text:style-name="P9">Але дзеянне ТСА не спыняецца, яны працягваюць кантраляваць доступ і правы. Гэта дзеянне падрывае законную аснову, на якім трымаецца выключнае права - тэрміновасць, калі пад ТСА будуць знаходзіцца, творы з грамадскага набытка (творы на якія АП скончылася, творы, якія выключаны з аб’ектаў АП наогул). Напрыклад, ТСА могуць забараніць капіраванне такіх твораў, у тым ліку для прыватнага карыстання, абмежаваць карыстача ў часе і тэрыторыі для доступа да абазначанага кантэнта [20, с.360].</text:p>
      <text:p text:style-name="P9">Паводле Лучы, калі разглядзець ТСА больш вузка, як частку дамовы паміж прадаўцом і пакупніком (або спажыўцом сэрвіса), дзеянне ТСА застаецца. Бо нават, калі заканчваецца час дамовы, яна ўсё роўна працягне дзейнічаць і будзе мець правапрымушальны механізм, бо дзеянне ТСА працягваецца [30, с.162].</text:p>
      <text:p text:style-name="P9">Пісторыюс прыводзіць прыклад, калі заканчваецца падпіска на нейкі сэрвіс без магчымасці яго працягнуць, карыстальнік губляе права не толькі карыстацца самім сэрвісам, але, часта, створаным так кантэнтам (у тым ліку выкладзенымі там ідэямі і канцэпцыямі, якія не ахоўваюцца АП), таму што той застанецца захаваны пад ТСА, губляецца магчымасць даступацца даведаў [33, с.9-10; 35, с.1199].</text:p>
      <text:p text:style-name="P9">Напрыклад, ці можа Нацыянальны цэнтр прававой інфармацыі абмежаваць карыстальніка платнага сэрвіса доступа да законаў Эталон-онлайн распаўсюджваць (кантроль права) скачаныя ім па падпісцы законы ў свабодным доступе, застаецца з сённяшнім заканадаўствам не відавочным. З аднаго боку карыстальнік сэрвіса можа скачваць законы, якія недаступны для некарыстальніка, бо апошнія знаходзяцца пад ТСА. З другога боку законы не з’яўляюцца аб’ектамі АП і таму могуць без абмежаванняў распаўсюджвацца. <text:soft-page-break/>Такая праблема <text:span text:style-name="T15">мае шырокі інтарэс ў іншых краінах таксама і</text:span> выразілася ў стварэнні сусветнага руху за адкрыты доступ да законаў [25]. </text:p>
      <text:p text:style-name="P9">Таму складана непагадзіцца з высновай Шчонвэтэра, што пад ТСА могуць знаходзіцца <text:s/>і творы, якія ўжо ў грамадсім здабытку, і тыя, якія не ахоўваюцца АП наогул. Як у першым, так і ў другім выпадках можа ўзнікаць сітуацыя, калі ТСА блакуюць правамерны доступ і выкарыстанне, не робячы розніцы з неправамерным выкарыстаннем. Такім чынам, ахова твораў з дапамогай ТСА, выходзіць за межы аховы прадастаўляемым АП [37, с.68-69]. </text:p>
      <text:p text:style-name="P9"/>
      <text:p text:style-name="P9"/>
      <text:p text:style-name="P24"><text:bookmark text:name="_9bi4nk6cf8gi"/>3.6. Сувязь абмежаванняў аўтарскага права (глава 4 ЗАП) з правамі чалавека </text:p>
      <text:p text:style-name="P9"/>
      <text:p text:style-name="P9">У артыкуле 27 Усеагульнай дэкларацыі правоў чалавека абазначаны дзве групы правоў: </text:p>
      <text:list xml:id="list6127971373697621415" text:style-name="WWNum9">
        <text:list-item>
          <text:p text:style-name="P65">Права свабодна ўдзельнічаць у культурным жыцці грамадства і <text:s/>атрымліваць даброты ад навуковых дасягненняў і мастацтва.</text:p>
        </text:list-item>
        <text:list-item>
          <text:p text:style-name="P65">Права мець ахову сваіх маральных і матэрыяльных інтарэсаў, якія сталі вынікам навуковай, літаратурнай, мастацкай дзейнасці аўтара.</text:p>
        </text:list-item>
      </text:list>
      <text:p text:style-name="P9">Такім чынам, не толькі стваральнікі - аўтары, але і карыстальнікі маюць права задавальняцца культурным прадуктам [17, с.1]. </text:p>
      <text:p text:style-name="P9">І сапраўды артыкул 27(2) УДПЧ, а таксама артыкул 15(с) Пакта аб эканамічных, сацыяльных і культурных правах чалавека (далей, - Пакт) прадугледжваюць маральны і матэрыяльны інтарэс стваральніка. </text:p>
      <text:p text:style-name="P4"><text:span text:style-name="T1">Па-першае,</text:span><text:span text:style-name="T2"> варта інтэрпрэтаваць усе пункты артыкула 15 ў камбінацыі, а не адрываць толькі пункт (2) у 27 артыкуле УДПЧ або параграф (с) з артыкула 15 Пакта (1966). Адсюль вынікае, што права прымаць удзел у культурным жыцці і атрымліваць дасягненні прагрэсу, таксама павінна ўлічвацца ў фармулёўцы, што таксама стварае выразныя абмежаванні для АП. </text:span></text:p>
      <text:p text:style-name="P4"><text:span text:style-name="T1">Па-другое,</text:span><text:span text:style-name="T2"> існуе міжнародная згода датычна розніцы вагі правоў чалавека і вагі максімізацыі прыбытку медыя карпарацый. У гэтым пункце </text:span><text:soft-page-break/><text:span text:style-name="T2">адзначаецца вядучая роля ў прасоўванні права на доступ да ўдзелу ў культурным жыцці [24, с.13].</text:span></text:p>
      <text:p text:style-name="P9">Улічваючы, што ТСА - хутчэй інструмент не ў руках аўтара твора (фізічнай асобы, чалавека), а праваўладальніка (выдаўца, кінастудыі і інш. - юрыдычнай асобы), якія не з’яўляюцца аб’ектам УДПЧ або Пакта. Таму ў Агульных заўвагах №17 да Пакта (1966) дакладна вызначаецца, што забеспячэнні артыкула 15 тычацца толькі фізічных асобаў, які звязаны з творчым прадуктам. А ўзнагарода аўтару павінна задавольняць базавыя стандарты на жыццё, якія вызначаны таксама даволі дакладна ў афіцыйных дакументах ААН. Такім чынам, заключае Хэлфер, артыкулы Пакта, даюць нашмат меншыя правы матэрыяльнага кшталту і ў меншых, а магчыма і большых памерах, чым гэта забяспечвае шэраг міжнародных пагадненняў па АП, але ў той жа час, на думку Хэлфера, Пакт пашырае так званыя абмежаванні і выключэнні і замацоўвае іх як правы [29, с.513-514]. З гэтага вынікае, прыярытэт правоў чалавека над камерцыйнымі правамі праваўладальніка. </text:p>
      <text:p text:style-name="P9">Таму, калі разглядаць выключэнні АП як фундаментальныя правы, ў якіх рэалізаваны <text:s/>свабода выказвання, свабода інфармацыі, прыватнасць, доступ да крыніц ведаў і інш. Паводле Гейгера, варта ўключыць у заканадаўства аб аўтарскаім праве механізм, які б улічваў гэтыя каштоўнасці. Такі механізм найлепшым чынам мог быць рэалізаваны праз "правы карыстальнікаў". Фіксацыя менавіта правоў дазволіць як мінімум абараняць іх праз суд, бо правы карыстальніка будуць разглядацца на роўных з выключынымі правамі праваўладальніка [28, с.93-94]. </text:p>
      <text:p text:style-name="P9">Наступствы гэтага прыраўнівання дае магчымасць разглядаць "абмежаванні" як абавязковыя, якія нельга абмежаваць дамовай, а якія варта, каб пераважалі над ТСА. А заканадаўства вызначае палажэнні, якія забараняюць ТСА, парушаючыя правы, і даюць магчымасць судовай абароны (узнікнення суб'ектыўнага права) [28, с.94].</text:p>
      <text:p text:style-name="P9">Такім чынам, наступным крокам па збалансаванню праваадносінаў варта главу 4 ЗАП пераіменаваць ў “Правы карыстальніка”, дзе ўлічыць баланс усіх правоў, якія ствараюцца ТСА новымі абавязкамі для праваўладальніка, а таксама ўсіх новых абавязкаў карыстальнікаў твораў наборам правоў з дакладнымі аб’ёмам, улічваючы неабходнасць, як першых, атрымліваць свой <text:soft-page-break/>маральны і эканамічны інтарэс, так і другіх, атрымліваць даброты з развіцця навукі, літаратуры і маствацтва. </text:p>
      <text:p text:style-name="P9"/>
      <text:p text:style-name="P9">У трэцяй часцы было разгледжана ўзаемадзянне правоў, якія стварае выкарыстанне ТСА праваўадальнікам, з іншымі права<text:span text:style-name="T15">мі</text:span> карыстальнікаў. Перш за ўсё, было пазначана, што на сёння правы, якія знаходзяцца ў “абмежаваннях і выключэннях” маюць няроўна малую вагу ў параўнанні з правамі праваўладальніка ў часцы выкарыстання ТСА. Далей, было паказана, што дзейнасць ТСА пранізвае не толькі некалькі арыкулаў (праваадносінаў), а захоплівае вялікі пласт грамадскіх адносінаў, і важнасці гэтых адносінаў пакуль нададзена няшмат увагі з боку заканатворцы. Такая сітуцыя падрывае “сацыяльны кантракт”, які ляжыць у аснове любога ўстойлівага закона. Нарэшце, неабходны перагляд гэтых правоў карыстал<text:span text:style-name="T15">ь</text:span>ніка, таму, што пад імі захоўваюцца правы чалавека, <text:span text:style-name="T15">якія маюць</text:span> не меншую значнасць для Рэспублікі Беларусь.</text:p>
      <text:p text:style-name="P13"/>
      <text:p text:style-name="P13"/>
      <text:p text:style-name="P18"><text:bookmark text:name="_b4nvmccrtror"/></text:p>
      <text:p text:style-name="P18"><text:bookmark text:name="_psav134gliye"/></text:p>
      <text:p text:style-name="P22"><text:bookmark text:name="_74bknhor3974"/>ЗАКЛЮЧЭННЕ</text:p>
      <text:p text:style-name="P9"/>
      <text:p text:style-name="P9">У аб’ёме дадзенай дыпломнай працы была пастаўлена і дасягнута мэта даследваць значнасць уздзеяння ТСА на праваадносіны паміж праваўладальнікамі і карыстальнікамі ахоўваемых твораў ў беларускім заканадаўстве. Падчас дасягнення гэтай мэты мы разглядзелі змест ТСА ў Рэспубліцы Беларусь і вызначаным наборы краін, выдзеліў значнасць уплыву, які аказваюць міжнародныя пагадненні на гарманізаванае прымяненне ТСА, а таксама зрабіў аналіз уздзеяння ТСА на правы чалавека, падкрэсліваючы недастатковасць абмежаванняў і выключэнняў АП для захавання “сацыяльнага кантракту” у ЗАП.</text:p>
      <text:p text:style-name="P9">У першай часцы было ўстаноўлена, што, распрацаваныя для аховы грамадзянскіх правоў, ТСА максімальна раскрываюць свой патэнцыял у спалучэнні з юрыдычнымі механізмамі, якія забараняюць абыход такіх сродкаў аховы. Падобная звязка прававых і тэхнічных мер, змагла забяспечыць максімальны кантроль доступа і кантроль правоў да ахоўваемых твораў. Такі sui generis спосаб аховы АП стварыў новыя правы для праваўладальніка і дадатковыя абавязкі для карыстальнікаў. Для балансавання гэтых правоў у АП існуе юрыдычны механізм абмежаванняў і выключэнняў АП, які закліканы зрабіць больш устойлівымі аносіны карыстальнікаў і праваўладальніка, а таксама паказаць мяжу прымянення ТСА.</text:p>
      <text:p text:style-name="P9">Другая часка даследвання паказала, што, з аднаго боку, міжнародныя ўніверсальныя пагадненні па інтэлектуальнай уласнасці змаглі сфарміраваць прававы рэжым, дзе ТСА ў заканадаўствах краін маюць амаль аднолькавы змест з акцэнтам на створаныя правы для праваўладальніка, а менавіта: права выкарыстоўваць ТСА, права забараняць абыход ТСА, права забараняць продаж сродкаў абыходу ТСА, права атрымліваць законную кампенсацыю за абыход ТСА парушальнікамі. З другога боку, абмежаванні і выключэнні засталіся па-за ўвагай большасці разглядаемых краін, а там дзе была нададзена ўвага, то вызначана другаснае месца ў параўнанні з выключнымі правамі праваўладальнікаў. У дадатак міжнародныя дамовы (створаныя ў 90-х) сталі пачаткам росту стандарта аховы АП, што яшчэ больш пашырыла дысбаланс у праўных адносінах паміж карыстальнікамі і праваўладальнікамі.</text:p>
      <text:p text:style-name="P9"/>
      <text:p text:style-name="P9"><text:soft-page-break/>Апошняя частка працы, раскрыла ўзаемасувязь паміж ТСА забеспячэннямі і рэальнымі прыкладамі доступа да ведаў людзей з абмежаваным зрокам, наведвальнікаў бібліятэк, карыстальнікаў праграмнага забесячэння. Таксама было апісана, як ТСА могуць выходзіць за межы АП на творы, якія трапілі ў грамадскіх здабытак і не ахоўваюцца АП. Такім чынам, дзеянне ТСА пранізвае ЗАП і кранаецца шматлікіх правоў карыстальнікаў, заключаных у главе 4 ЗАП. Пад гэтымі правамі ляжаць фундаметальныя правы чалавека (свабода слова, інфармацыі, прыватнасць), якія маюць вагу не меншую, чым эканамічныя інтарэсы праватрымальнікаў. Як вынік, для захавання ўстойлівых асноваў і мэтаў, якія ставіць пераз сабой АП, неабходна развіць абмежаванні і выключэнні ў асобную главу “Правы карыстальнікаў” і прапісаць іх у дзейсным ЗАП менавіта як правы. </text:p>
      <text:p text:style-name="P9">Прапанаваныя навэлы ў заканадаўства (секцыі 3.2-3.5 3 часткі) тычацца:</text:p>
      <text:list xml:id="list3702522314600764908" text:style-name="WWNum23">
        <text:list-item>
          <text:p text:style-name="P66">свабоднага выкарыстання ў некамерцыйных </text:p>
        </text:list-item>
        <text:list-item>
          <text:p text:style-name="P66">або персанальных мэтах </text:p>
        </text:list-item>
        <text:list-item>
          <text:p text:style-name="P66">з дакладным <text:span text:style-name="T15">вызначэннем</text:span> аб’ёма правоў карыстальнікаў або інстытутаў, </text:p>
        </text:list-item>
        <text:list-item>
          <text:p text:style-name="P66">ахоўваемых твораў.</text:p>
        </text:list-item>
      </text:list>
      <text:p text:style-name="P9">У тым ліку акрэслены заканадаўчыя стымулы для праваўладальнікаў актыўна дзейнічаць на рынку, тым самы садзейнічаць росту даступнасці твораў.</text:p>
      <text:p text:style-name="P18"><text:bookmark text:name="_3n63iw53vwia"/></text:p>
      <text:p text:style-name="P22"><text:bookmark text:name="_mwepzh3lcamn"/>СПІС ВЫКАРЫТСАНЫХ КРЫНІЦ</text:p>
      <text:p text:style-name="P13"/>
      <text:p text:style-name="P6">Артыкулы</text:p>
      <text:p text:style-name="P9"/>
      <text:list xml:id="list5117011249754157831" text:style-name="WWNum5">
        <text:list-item>
          <text:p text:style-name="P67">Балточка, П. Інтэлектуальная ўласнасць: ахоўваем правільна. / <text:s/>П. Балточка // Часопіс “Прававое рэгуляванне і ЗЭД.” - №10 (154), - 2014 - с.58-59.</text:p>
        </text:list-item>
        <text:list-item>
          <text:p text:style-name="P67">Бяспалы, Ю.М. Аўтарскае права ў музейнай дзейнасці: да пастаноўкі пытання. / Ю.М. Бяспалы // Веснік Беларускага дзяржаўнага ўніверсітэта культуры і мастацтваў. - 2013. - с.135.</text:p>
        </text:list-item>
        <text:list-item>
          <text:p text:style-name="P67">Вартанян, А. Судовы парадак аховы правоў на аб’екты інтэлектуальнай ўласнасці Рэспублікі Беларусь: гісторыя, сучасны стан, перспектывы. / А. Вартанян // Веснік Гродзенскага дзяржаўнага ўніверсітэта імя Янкі Купалы <text:s/>- Серыя 4, Том 6, - №3, - 2016. - с.30-31.</text:p>
        </text:list-item>
        <text:list-item>
          <text:p text:style-name="P67">Волчак, М. Тэхнічныя сродкі аховы аўтарскіх правоў, правамерны доступ і правы чалавека ў міжнародным і беларускім капірайт законе: не вырашаны канфлікт. / Волчак, М. - 2016. - с.26-27.</text:p>
        </text:list-item>
        <text:list-item>
          <text:p text:style-name="P67">Іванова, Д.У. 2014. Электронныя бібліятэкі і аўтарскае права: праблемы і перспектывы / Д.У. Іванова // Матэрыялы 2 Міжнароднага Кангрэса “Бібліятэка як феномен культуры.” / Мінск: Нацыянальная бібліятэка Беларусі, 2014. - c.318-319.</text:p>
        </text:list-item>
        <text:list-item>
          <text:p text:style-name="P68"><text:span text:style-name="T2">Лаеўская, А.В., Да пытання зместа самаабароны суб’ектыўных грамадзянскіх правоў: праблемы тэорыі і практыкі прававога замацавання. [Электронны рэсурс]. <text:s/>- Рэжым доступа: </text:span><text:a xlink:type="simple" xlink:href="https://law.bsu.by/pub/29/Laevskaya_7.doc" text:style-name="Internet_20_link" text:visited-style-name="Visited_20_Internet_20_Link"><text:span text:style-name="T2">https://law.bsu.by/pub/29/Laevskaya_7.doc</text:span></text:a><text:span text:style-name="T2">. - Дата доступа: 15.12.2017.</text:span></text:p>
        </text:list-item>
        <text:list-item>
          <text:p text:style-name="P67">Леанович, Е.Б. Международная охрана интеллектуальной собственности. Учебное пособие. / Леанович, Е.Б. / Беларусь, Минск: <text:s/>ИВЦ Минфина, 2011.</text:p>
        </text:list-item>
        <text:list-item>
          <text:p text:style-name="P67">Леановіч, А.Б. 2014. Роля двухбаковых дамоваў у рэгуляванні міжнароднага супрацоўніства па пытанням інтэлектуальнай уласнасці. / А.Б. Леановіч // Актуальныя праблемы міжнароднага публічнага права і міжнароднага прыватнага права, - Выпуск 6. - Мінск: БДУ, 2014.</text:p>
        </text:list-item>
        <text:list-item>
          <text:p text:style-name="P67"><text:soft-page-break/>Лосеў, С.С. Юрыдычны мір / Часопіс / С.С. Лосеў, №4(101) , 2017. - с.52-58.</text:p>
        </text:list-item>
        <text:list-item>
          <text:p text:style-name="P67">Маскалевіч, Г.М. Прававая ахова мультымедыйных прадуктаў. / Г.М. Маскалевіч // Веснік беларускага дзяржаўнага эканамічнага ўніверсітэта / Выпуск 2. - 2014. - с.85-87.</text:p>
        </text:list-item>
        <text:list-item>
          <text:p text:style-name="P67">Мурашка, А. Спосабы аховы правоў уладальніка інтэрнэт-сайта. / А. Мурашка // Інтэлектуальная ўласнасць у Беларусі. <text:s/>- часопіс №1, - Мінск, 2011. - с.32-33. </text:p>
        </text:list-item>
        <text:list-item>
          <text:p text:style-name="P67">Прымакова, В. Рашэнне праблем аўтарскага права ў сеціве інтэрнет у Рэспубліцы Беларусь. / В. Прымакова. // Інтэлектуальная ўласнасць у Беларусі / Часопіс №1 - Мінск 2011, - с.32-33.</text:p>
        </text:list-item>
        <text:list-item>
          <text:p text:style-name="P67">Судариков, С.А. Авторское право. Учебник для бакалавров. / С.А. Судариков / Россия, Москва: Проспект, 2013 - с.47, 287-288.</text:p>
        </text:list-item>
        <text:list-item>
          <text:p text:style-name="P67">Федарава Ю. Новае ў сістэме аховы правоў інтэлектуальнай уласнасці. / Ю. Федарава // Інтэлектуальная ўласнасць у Беларусі / Часопіс №1, - Мінск,2013. - с.8-9.</text:p>
        </text:list-item>
        <text:list-item>
          <text:p text:style-name="P67">Федорук, И.В. Защита авторских прав на компьютерную программу: от законодательства к использованию технических средств. [Электронны рэсурс] / Федорук, И.В., Миловзорова, Ю.С. / - 2013. - с.376. <text:s/>- Рэжым доступа: http://elib.bsu.by/handle/123456789/102624. - Дата доступа: 2016-10-31.</text:p>
        </text:list-item>
        <text:list-item>
          <text:p text:style-name="P67">Шакель, Н.В.Аб прымяненні тэхнічных сродкаў абароны твораў (DRM). / Шакель, Н.В. / 2012. <text:s/>[Электронны рэсурс]. <text:s/>- Рэжым доступа: http://elib.bsu.by/bitstream/123456789/95925/1/Balashenko.pdf#page=180 . - Дата доступа: 2016-10-31.</text:p>
        </text:list-item>
        <text:list-item>
          <text:p text:style-name="P68"><text:span text:style-name="T2">Шакель, Н.В. Лічбавы асяродак: правы аўтара і правы чалавека. [Электронны рэсурс]. - 2015. <text:s/>- Рэжым доступа: </text:span><text:a xlink:type="simple" xlink:href="http://elib.bsu.by/handle/123456789/142035" text:style-name="Internet_20_link" text:visited-style-name="Visited_20_Internet_20_Link"><text:span text:style-name="T2">http://elib.bsu.by/handle/123456789/142035</text:span></text:a><text:span text:style-name="T2"> . - Дата доступа: 2016-10-10. </text:span></text:p>
        </text:list-item>
        <text:list-item>
          <text:p text:style-name="P67">Шрайберг, Я.Л. Аўтарскае права і бібліятэкі. / рэд. Я.Л. Шрайберг / - Масква, 2007.</text:p>
        </text:list-item>
        <text:list-item>
          <text:p text:style-name="P67">Янцікава, Е. Новы інструмент у абароне аўтарскага права ў глабальнай кампьютарнай сетцы Інтэрнэт. / Е. Янцікава // Юрыдычны мір, часопіс, Выпуск 7. - Мінск, 2014.</text:p>
        </text:list-item>
        <text:list-item>
          <text:p text:style-name="P67"><text:soft-page-break/>Bechtold, S. Digital Rights Management in the United States and Europe. / Bechtold, S. // American Journal of Comparative Law. - 2004</text:p>
        </text:list-item>
        <text:list-item>
          <text:p text:style-name="P68"><text:span text:style-name="T2">Cambridge English Dictionary. [Electronic resource] Mode of access: </text:span><text:a xlink:type="simple" xlink:href="https://dictionary.cambridge.org/dictionary/english/control" text:style-name="Internet_20_link" text:visited-style-name="Visited_20_Internet_20_Link"><text:span text:style-name="T2">https://dictionary.cambridge.org/dictionary/english/control</text:span></text:a><text:span text:style-name="T2"> . Date of access: 21.12.17.</text:span></text:p>
        </text:list-item>
        <text:list-item>
          <text:p text:style-name="P67">Chon, M. Intellectual Property “from Below”: Copyright and Capability for Education / M. Chon/ Intellectual Property and Human Rights (Laurence R. Helfer Ed.). - University of California. - 2017</text:p>
        </text:list-item>
        <text:list-item>
          <text:p text:style-name="P67">Cope, B. Content development and rights in a digital environment, in: Digital Right Management and Content Development. / B. Cope, <text:s text:c="2"/>R. Freeman (Eds.). - 2001.</text:p>
        </text:list-item>
        <text:list-item>
          <text:p text:style-name="P67">Favale, M. The Right of Access in Digital Copyright: Right of the Owner or Right of the User? / Favale, M. // The Journal of World Intellectual Property. DOI:10.1111/j.1747-1796.2011.00433.x - 2011.</text:p>
        </text:list-item>
        <text:list-item>
          <text:p text:style-name="P68"><text:span text:style-name="T2">Free Access to Law Movement. [Electronic resource] Wikipedia. Mode of access: </text:span><text:a xlink:type="simple" xlink:href="https://en.wikipedia.org/wiki/Free_Access_to_Law_Movement" text:style-name="Internet_20_link" text:visited-style-name="Visited_20_Internet_20_Link"><text:span text:style-name="T2">https://en.wikipedia.org/wiki/Free_Access_to_Law_Movement</text:span></text:a><text:span text:style-name="T2"> . Date of access: 10.01.2018.</text:span></text:p>
        </text:list-item>
        <text:list-item>
          <text:p text:style-name="P68"><text:span text:style-name="T2">Волчак, М.В. Чаму ўступленне в СГА - гэта 2 крокі назад. [Электронны рэсурс]. / М.В. Волчак / - Рэжым доступа: </text:span><text:a xlink:type="simple" xlink:href="http://naviny.by/rubrics/opinion/2016/04/24/ic_articles_410_191519" text:style-name="Internet_20_link" text:visited-style-name="Visited_20_Internet_20_Link"><text:span text:style-name="T2">http://naviny.by/rubrics/opinion/2016/04/24/ic_articles_410_191519</text:span></text:a><text:span text:style-name="T2"> . - Дата доступа: 11.10.2017.</text:span></text:p>
        </text:list-item>
        <text:list-item>
          <text:p text:style-name="P67">Gasser, U. Legal Frameworks and Technological <text:s/>Protection of Digital Content: Moving Forward Towards a Best Practice Model. / U. Gasser/ The Berkman Center the Internet and Society at Harward Law School <text:s/>- 2006.</text:p>
        </text:list-item>
        <text:list-item>
          <text:p text:style-name="P67">Geiger, C. Copyright as an access right: Securing cultural participation through the protection of creators’ interests (2015). [Electronic resource] Mode of access: https://papers.ssrn.com/sol3/papers.cfm?abstract_id=2643304 . Date of access: 12.12.2017. </text:p>
        </text:list-item>
        <text:list-item>
          <text:p text:style-name="P67">Helfer, L.R. Human rights and intellectual property: mapping the global interface. / Helfer, L.R., Austin, G.W. / Cambridge University Press, Cambridge : Cambridge University Press, New York, 2011.</text:p>
        </text:list-item>
        <text:list-item>
          <text:p text:style-name="P68"><text:span text:style-name="T2">Lucchi, N. Intellectual Property Rights in Digital Media: A Comparative Analysis of Legal Protection, Technological Measures and New Business </text:span><text:soft-page-break/><text:span text:style-name="T2">Models under EU and US Law. <text:s/>/ N. <text:s/>Lucchi // Buffalo Law Review 53 <text:s/>2005. [Electronic resource] - Mode of access: http://papers.ssrn.com/sol3/papers.cfm?abstract_id=723321 . Date of access: 12.12.2017.</text:span></text:p>
        </text:list-item>
        <text:list-item>
          <text:p text:style-name="P68"><text:span text:style-name="T2">Marrakesh VIP Treaty //WIPO-Administered Treaties [Electronic resource] Mode of access: </text:span><text:a xlink:type="simple" xlink:href="http://www.wipo.int/treaties/en/ShowResults.jsp?lang=en&amp;treaty_id=843" text:style-name="Internet_20_link" text:visited-style-name="Visited_20_Internet_20_Link"><text:span text:style-name="T2">http://www.wipo.int/treaties/en/ShowResults.jsp?lang=en&amp;treaty_id=843</text:span></text:a><text:span text:style-name="T2"> . Date of access: 10.1.18.</text:span></text:p>
        </text:list-item>
        <text:list-item>
          <text:p text:style-name="P67">Shaheed, F. United Nations Special Rapporteur in the field of cultural rights presented her report “Copyright Policy and the Right to Science and Culture.” - 2015. [Electronic resource] - Mode of access: http://www.eifl.net/blogs/copyright-policy-and-right-science-and-culture . Date of access: 12.10.2017</text:p>
        </text:list-item>
        <text:list-item>
          <text:p text:style-name="P68"><text:span text:style-name="T2">Pistorius, T. Developing countries and copyright in the information age The functional equivalent implementation of the WCT. / T. Pistorius// Potchefstroom Electronic Law Journal/Potchefstroomse Elektroniese Regsblad 9. [Electronic resource]. - Mode of access: </text:span><text:a xlink:type="simple" xlink:href="http://www.ajol.info/index.php/pelj/article/viewFile/43448/26983" text:style-name="Internet_20_link" text:visited-style-name="Visited_20_Internet_20_Link"><text:span text:style-name="T2">http://www.ajol.info/index.php/pelj/article/viewFile/43448/26983</text:span></text:a><text:span text:style-name="T2"> . - Date of access: 2016-10-11.</text:span></text:p>
        </text:list-item>
        <text:list-item>
          <text:p text:style-name="P67">Rens, A. Education and access to knowledge in soutern Africa / A. Rens, A. Prabhala, D. Kawooya / Intellectual Property and Sustainable Development. Development Agendas in a Changing World (Ricardo Melendez-Ortiz Ed.). / Edward Elgar, UK - 2009. </text:p>
        </text:list-item>
        <text:list-item>
          <text:p text:style-name="P67">Rothchild, J. Social Costs of Technological Protection Measures. / J. Rothchild // Florida State University Law Review 34, - 2007. - p.1181.</text:p>
        </text:list-item>
        <text:list-item>
          <text:p text:style-name="P67">Savelyev, A. Copyright in the Blockchain Era: Promises and Challenges / A. Savelyev - 2017, [Electronic resource]. - Mode of access: https://papers.ssrn.com/sol3/papers.cfm?abstract_id=3075246. Date of access: 12.12.17</text:p>
        </text:list-item>
        <text:list-item>
          <text:p text:style-name="P68"><text:span text:style-name="T2">Schonwetter T. New hope for Africa. Copyright and access to knowledge in the digital age. / Schonwetter, T., Ncube, C. / ed. Gillwald / </text:span><text:a xlink:type="simple" xlink:href="https://doi.org/10.1108/14636691111131457" text:style-name="Internet_20_link" text:visited-style-name="Visited_20_Internet_20_Link"><text:span text:style-name="T2">https://doi.org/10.1108/14636691111131457</text:span></text:a><text:span text:style-name="T2"> / - 2011 p.64–74.</text:span></text:p>
        </text:list-item>
        <text:list-item>
          <text:p text:style-name="P67"><text:soft-page-break/>Sganga, C. Right to culture and copyright: Participation and access. / C. Sganga / Cristophe Geiger Ed. // Research Handbook on Human Rights and Intellectual Property. - UK: Edwad Elgar, 2015</text:p>
        </text:list-item>
        <text:list-item>
          <text:p text:style-name="P67">Sinha, R.K.,Don’t think twice, it’s all right: Music piracy and pricing in a DRM-free environment. / Sinha, R.K., Machado, F.S., Sellman, C. // Journal of Marketing (number 74) - 2010, p.40–54.</text:p>
        </text:list-item>
        <text:list-item>
          <text:p text:style-name="P67">Smiers, J., Schijndel, M.. Imagine there is no copyright and no cultural conglomorates too an essay. Institute of network cultures, - Amsterdam, 2009.</text:p>
        </text:list-item>
        <text:list-item>
          <text:p text:style-name="P67">Story, A. Alternative primer on national and international copyright law in the global South: eighteen questions and answers. / Story, A. / UK, Kent - 2009.</text:p>
        </text:list-item>
        <text:list-item>
          <text:p text:style-name="P67">Story, A. The Copy/South Dossier. Issues in the economics, politics, and ideology of copyright in the global South. / A.Story - Kent, UK, 2006.</text:p>
        </text:list-item>
        <text:list-item>
          <text:p text:style-name="P67">Story, A. Don’t Ignore Copyright, the “Sleeping Giant” on the TRIPS and <text:s/>International Education Agenda, in: Global Intellectual Property Rights. Knowledge, Access and Development. Peter Drahos (Ed.). - Oxfam, 2002.</text:p>
        </text:list-item>
        <text:list-item>
          <text:p text:style-name="P67">Volchak, M. Challenges and possible solutions in access to educational resources in a selection of countries of the global South: a human rights perspective. University of Essex, UK - 2016.</text:p>
        </text:list-item>
        <text:list-item>
          <text:p text:style-name="P67">Yu, P.K. TRIPS and its Discontents. / P. Yu // Marq. Intell. Prop. L. Rev. number 10, p.369. - 2006.</text:p>
        </text:list-item>
      </text:list>
      <text:p text:style-name="P7"/>
      <text:p text:style-name="P10">Законы, міжнародныя пагадненні, універсальныя справаздачы і агульныя каментары</text:p>
      <text:p text:style-name="P7"/>
      <text:list xml:id="list114159280882748" text:continue-numbering="true" text:style-name="WWNum5">
        <text:list-item>
          <text:p text:style-name="P69">Аб унясенні дадаткаў і зменаў ў Закон Рэспублікі Беларусь «Аб аўтарскім праве і сумежных правах», 2017. - [Электронны рэсурс]. <text:s/>- Рэжым доступа: http://pravo.by/document/?guid=3941&amp;p0=2017074001. - Дата доступа: 12.12.2017.</text:p>
        </text:list-item>
        <text:list-item>
          <text:p text:style-name="P70"><text:span text:style-name="T2">Грамадзянскі Кодэкс Расійскай Федэрацыі, Артыкул 1299. Тэхнічныя сродкі аховы аўтарскіх правоў / КонсультантПлюс </text:span><text:soft-page-break/><text:span text:style-name="T2">[Электронны рэсурс]. <text:s/>- Рэжым доступа: http://www.consultant.ru/document/cons_doc_LAW_64629/b308f637fbec133fdf6e9aa889f9f06620285695/ . - Дата доступа: 01.01.18.</text:span></text:p>
        </text:list-item>
        <text:list-item>
          <text:p text:style-name="P70"><text:span text:style-name="T2">Грамадзянскі Кодэкс Рэспублікі Беларусь [Электронны рэсурс]. <text:s/>- Рэжым доступа: </text:span><text:a xlink:type="simple" xlink:href="http://etalonline.by/?type=text&amp;regnum=HK9800218#load_text_none_1" text:style-name="Internet_20_link" text:visited-style-name="Visited_20_Internet_20_Link"><text:span text:style-name="T2">http://etalonline.by/?type=text&amp;regnum=HK9800218#load_text_none_1</text:span></text:a><text:span text:style-name="T2"> . - Дата доступа: 10.01.18.</text:span></text:p>
        </text:list-item>
        <text:list-item>
          <text:p text:style-name="P69">Закон Рэспублікі Беларусь “Аб аўтарскім праве і сумежных правах,” 2011.</text:p>
        </text:list-item>
        <text:list-item>
          <text:p text:style-name="P69">Закон Украіны “Про авторське право і суміжні права” № 3792-XII, <text:s/>(рэдакцыя 23.03.2017), 1993. [Электронны рэсурс]. <text:s/>- Рэжым доступа: http://zakon3.rada.gov.ua/laws/show/3792-12. - Дата доступа: 25.12.17.</text:p>
        </text:list-item>
        <text:list-item>
          <text:p text:style-name="P69">Кодэкс Рэспублікі Беларусь “Аб адміністратыўных правапарушэннях” № 194-З // ад 9 января 2017 г. № 16-З, 2003.</text:p>
        </text:list-item>
        <text:list-item>
          <text:p text:style-name="P69">Крымінальны кодэкс. Закон Республики Беларусь от 18 июля 2017, 2017.</text:p>
        </text:list-item>
        <text:list-item>
          <text:p text:style-name="P69">Agreement on Traderelated Aspects of Intellectual Property Rights, 1994.</text:p>
        </text:list-item>
        <text:list-item>
          <text:p text:style-name="P69">Berne Convention for the Protection of Literary and Artistic Works, 1971.</text:p>
        </text:list-item>
        <text:list-item>
          <text:p text:style-name="P69">Directive 2001/29/EC of the European Parliament and of the Council of 22 May 2001 on the harmonisation of certain aspects of copyright and related rights in the information society. [Electronic resource] Mode of access: http://eur-lex.europa.eu/LexUriServ/LexUriServ.do?uri=CELEX:32001L0029:EN:HTML . Date of access: 13.12.2017.</text:p>
        </text:list-item>
        <text:list-item>
          <text:p text:style-name="P69">Directive No. 96/9/EC of the European Parliament and of the Council, of 11 March 1996 on the legal protection of databases, 1996. [Electronic resource] Mode of access: http://www.wipo.int/wipolex/en/text.jsp?file_id=126789 . Date of access: 01.01.18.</text:p>
        </text:list-item>
        <text:list-item>
          <text:p text:style-name="P70"><text:span text:style-name="T2">General Comment No. 17: The Right of Everyone to Benefit from the Protection of the Moral and Material Interests Resulting from any Scientific, Literary or Artistic Production of Which He or She is the </text:span><text:soft-page-break/><text:span text:style-name="T2">Author (Art. 15, Para. 1 (c) of the Covenant) [Electronic resource] Mode of access: </text:span><text:a xlink:type="simple" xlink:href="http://www.refworld.org/docid/441543594.html" text:style-name="Internet_20_link" text:visited-style-name="Visited_20_Internet_20_Link"><text:span text:style-name="T2">http://www.refworld.org/docid/441543594.html</text:span></text:a><text:span text:style-name="T2"> . Date of access: 18.12.17.</text:span></text:p>
        </text:list-item>
        <text:list-item>
          <text:p text:style-name="P70"><text:span text:style-name="T2">Guidance on the Technological Protection Measures (TPMs) complaints process, [Electronic resource] Mode of access: 2014.</text:span><text:a xlink:type="simple" xlink:href="https://www.gov.uk/government/uploads/system/uploads/attachment_data/file/448277/Guidance_on_the_Technological_Protection_Measures_TMPs_Complaints_Proces....pdf" text:style-name="Internet_20_link" text:visited-style-name="Visited_20_Internet_20_Link"><text:span text:style-name="T2">https://www.gov.uk/government/uploads/system/uploads/attachment_data/file/448277/Guidance_on_the_Technological_Protection_Measures_TMPs_Complaints_Proces....pdf</text:span></text:a><text:span text:style-name="T2"> . Date of access: 10.10.2017.</text:span></text:p>
        </text:list-item>
        <text:list-item>
          <text:p text:style-name="P69">Marrakesh Treaty to Facilitate Access to Published Works for Persons Who Are Blind, Visually Impaired, or Otherwise Print Disabled, 2013.</text:p>
        </text:list-item>
        <text:list-item>
          <text:p text:style-name="P70"><text:span text:style-name="T2">Prawo autorskie (ustawa z 4 lutego 1994 r. tekst jednolity z 2016 r.) [Electronic resource] Wikiźródła, wolna biblioteka. Mode of access: </text:span><text:a xlink:type="simple" xlink:href="https://pl.wikisource.org/wiki/Prawo_autorskie_(ustawa_z_4_lutego_1994_r._tekst_jednolity_z_2016_r.)" text:style-name="Internet_20_link" text:visited-style-name="Visited_20_Internet_20_Link"><text:span text:style-name="T2">https://pl.wikisource.org/wiki/Prawo_autorskie_(ustawa_z_4_lutego_1994_r._tekst_jednolity_z_2016_r.)</text:span></text:a><text:span text:style-name="T2"> . Date of access: 12.12.17.</text:span></text:p>
        </text:list-item>
        <text:list-item>
          <text:p text:style-name="P69">The Digital Millennium Copyright Act, 1998.</text:p>
        </text:list-item>
        <text:list-item>
          <text:p text:style-name="P69">Universal Declaration of Human Rights, 1948.</text:p>
        </text:list-item>
        <text:list-item>
          <text:p text:style-name="P70"><text:span text:style-name="T2">WIPO Copyright Treaty, 1996. [Electronic resource]. - Mode of access: <text:s/></text:span><text:a xlink:type="simple" xlink:href="http://www.wipo.int/wipolex/en/treaties/text.jsp?file_id=295166" text:style-name="Internet_20_link" text:visited-style-name="Visited_20_Internet_20_Link"><text:span text:style-name="T2">http://www.wipo.int/wipolex/en/treaties/text.jsp?file_id=295166</text:span></text:a><text:span text:style-name="T2"> . Date of access: 12.12.17.</text:span></text:p>
        </text:list-item>
        <text:list-item>
          <text:p text:style-name="P69">WIPO Performances and Phonograms Treaty, 1996. [Electronic resource]. - Mode of access: http://www.wipo.int/wipolex/en/treaties/text.jsp?file_id=295578. Date of access: 12.12.17.</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4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4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4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4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4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4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1992in" fo:margin-right="0.4965in" fo:background-color="#ffffff" style:writing-mode="lr-tb" style:layout-grid-color="#c0c0c0" style:layout-grid-lines="26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992in" fo:margin-left="0in" fo:margin-right="0in" fo:margin-bottom="0.5598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2681in" fo:page-height="11.6929in" style:num-format="1" style:print-orientation="portrait" fo:margin-top="0in" fo:margin-bottom="0.5in" fo:margin-left="1.1992in" fo:margin-right="0.5in" fo:background-color="#ffffff" style:writing-mode="lr-tb" style:layout-grid-color="#c0c0c0" style:layout-grid-lines="26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992in" fo:margin-left="0in" fo:margin-right="0in" fo:margin-bottom="0.5598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11:41:57.744096952</dc:date>
    <meta:editing-duration>PT48M15S</meta:editing-duration>
    <meta:editing-cycles>15</meta:editing-cycles>
    <meta:generator>LibreOffice/5.1.6.2$Linux_X86_64 LibreOffice_project/10m0$Build-2</meta:generator>
    <meta:print-date>2018-01-23T11:27:02.450486877</meta:print-date>
    <meta:document-statistic meta:table-count="0" meta:image-count="0" meta:object-count="0" meta:page-count="51" meta:paragraph-count="424" meta:word-count="11247" meta:character-count="84150" meta:non-whitespace-character-count="73312"/>
  </office:meta>
</office:document-meta>
</file>